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Header">
      <style:paragraph-properties fo:margin-left="0cm" fo:margin-right="0cm" fo:text-indent="0cm" style:auto-text-indent="false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2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2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3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3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44" style:family="paragraph" style:parent-style-name="Footer">
      <style:text-properties officeooo:rsid="00178920" officeooo:paragraph-rsid="00178920"/>
    </style:style>
    <style:style style:name="P45" style:family="paragraph" style:parent-style-name="Footer">
      <style:text-properties officeooo:paragraph-rsid="004274bc"/>
    </style:style>
    <style:style style:name="P46" style:family="paragraph" style:parent-style-name="Footer">
      <style:text-properties officeooo:paragraph-rsid="02a682f9"/>
    </style:style>
    <style:style style:name="P47" style:family="paragraph" style:parent-style-name="Footer">
      <style:text-properties officeooo:paragraph-rsid="0096b4e2"/>
    </style:style>
    <style:style style:name="P48" style:family="paragraph" style:parent-style-name="Footer">
      <style:text-properties officeooo:rsid="001f8a2d" officeooo:paragraph-rsid="00bd36bc"/>
    </style:style>
    <style:style style:name="P49" style:family="paragraph" style:parent-style-name="Footer">
      <style:text-properties officeooo:rsid="001f8a2d" officeooo:paragraph-rsid="002b33ed"/>
    </style:style>
    <style:style style:name="P50" style:family="paragraph" style:parent-style-name="Footer">
      <style:text-properties officeooo:rsid="0096b4e2" officeooo:paragraph-rsid="0096b4e2"/>
    </style:style>
    <style:style style:name="P51" style:family="paragraph" style:parent-style-name="Footer">
      <style:text-properties officeooo:rsid="011350d1" officeooo:paragraph-rsid="011350d1"/>
    </style:style>
    <style:style style:name="P52" style:family="paragraph" style:parent-style-name="Footer">
      <style:text-properties officeooo:paragraph-rsid="00c384cf"/>
    </style:style>
    <style:style style:name="P53" style:family="paragraph" style:parent-style-name="Footer">
      <style:paragraph-properties fo:text-align="start" style:justify-single-word="false"/>
      <style:text-properties officeooo:paragraph-rsid="0211dd7e"/>
    </style:style>
    <style:style style:name="P54" style:family="paragraph" style:parent-style-name="Footer">
      <style:paragraph-properties fo:text-align="start" style:justify-single-word="false"/>
      <style:text-properties officeooo:paragraph-rsid="00d4df5c"/>
    </style:style>
    <style:style style:name="P55" style:family="paragraph" style:parent-style-name="Footer">
      <style:text-properties officeooo:rsid="0242edd8" officeooo:paragraph-rsid="0242edd8"/>
    </style:style>
    <style:style style:name="P56" style:family="paragraph" style:parent-style-name="Footer">
      <style:text-properties officeooo:paragraph-rsid="008d016c"/>
    </style:style>
    <style:style style:name="P57" style:family="paragraph" style:parent-style-name="Footer">
      <style:text-properties officeooo:paragraph-rsid="010f7046"/>
    </style:style>
    <style:style style:name="P58" style:family="paragraph" style:parent-style-name="Footer">
      <style:text-properties officeooo:paragraph-rsid="01120261"/>
    </style:style>
    <style:style style:name="P59" style:family="paragraph" style:parent-style-name="Footer">
      <style:paragraph-properties fo:text-align="end" style:justify-single-word="false"/>
      <style:text-properties officeooo:paragraph-rsid="00d4df5c"/>
    </style:style>
    <style:style style:name="P60" style:family="paragraph" style:parent-style-name="Footer">
      <style:text-properties officeooo:paragraph-rsid="00d4df5c"/>
    </style:style>
    <style:style style:name="P61" style:family="paragraph" style:parent-style-name="Footer">
      <style:text-properties officeooo:paragraph-rsid="00863005"/>
    </style:style>
    <style:style style:name="P62" style:family="paragraph" style:parent-style-name="Footer">
      <style:text-properties officeooo:paragraph-rsid="00a59a60"/>
    </style:style>
    <style:style style:name="P63" style:family="paragraph" style:parent-style-name="Footer">
      <style:text-properties officeooo:paragraph-rsid="002aa84d"/>
    </style:style>
    <style:style style:name="P64" style:family="paragraph" style:parent-style-name="Footer">
      <style:text-properties officeooo:paragraph-rsid="030c4d7d"/>
    </style:style>
    <style:style style:name="P65" style:family="paragraph" style:parent-style-name="Footer">
      <style:text-properties officeooo:paragraph-rsid="00d8520c"/>
    </style:style>
    <style:style style:name="P6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67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68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69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0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71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2" style:family="paragraph" style:parent-style-name="Header">
      <style:paragraph-properties fo:text-align="start" style:justify-single-word="false"/>
      <style:text-properties officeooo:paragraph-rsid="02a56131"/>
    </style:style>
    <style:style style:name="P73" style:family="paragraph" style:parent-style-name="Header">
      <style:paragraph-properties fo:text-align="start" style:justify-single-word="false"/>
      <style:text-properties officeooo:paragraph-rsid="0211dd7e"/>
    </style:style>
    <style:style style:name="P74" style:family="paragraph" style:parent-style-name="Header">
      <style:paragraph-properties fo:text-align="start" style:justify-single-word="false"/>
      <style:text-properties officeooo:paragraph-rsid="0289fb01"/>
    </style:style>
    <style:style style:name="P75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6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7" style:family="paragraph" style:parent-style-name="Header">
      <style:paragraph-properties fo:text-align="center" style:justify-single-word="false"/>
      <style:text-properties officeooo:paragraph-rsid="00ab054e"/>
    </style:style>
    <style:style style:name="P78" style:family="paragraph" style:parent-style-name="Header">
      <style:paragraph-properties fo:text-align="center" style:justify-single-word="false"/>
      <style:text-properties officeooo:paragraph-rsid="00c10aa6"/>
    </style:style>
    <style:style style:name="P79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0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1" style:family="paragraph" style:parent-style-name="_5f_Header_20_G_20_page_20_impaire_20__28_D_29_">
      <style:text-properties officeooo:paragraph-rsid="01259ec2"/>
    </style:style>
    <style:style style:name="P82" style:family="paragraph" style:parent-style-name="_5f_Header_20_G_20_page_20_impaire_20__28_D_29_">
      <style:text-properties officeooo:paragraph-rsid="00c87b35"/>
    </style:style>
    <style:style style:name="P8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4" style:family="paragraph" style:parent-style-name="_5f_Header_20_D_20_page_20_impaire_20__28_D_29_">
      <style:text-properties officeooo:paragraph-rsid="01a13e78"/>
    </style:style>
    <style:style style:name="P85" style:family="paragraph" style:parent-style-name="_5f_Header_20_G_20_page_20_paire_20__28_G_29_">
      <style:text-properties officeooo:paragraph-rsid="00eb2abc"/>
    </style:style>
    <style:style style:name="P86" style:family="paragraph" style:parent-style-name="_5f_Header_20_G_20_page_20_paire_20__28_G_29_">
      <style:text-properties officeooo:paragraph-rsid="0334a5be"/>
    </style:style>
    <style:style style:name="P87" style:family="paragraph" style:parent-style-name="_5f_Header_20_G_20_page_20_paire_20__28_G_29_">
      <style:paragraph-properties fo:text-align="start" style:justify-single-word="false"/>
    </style:style>
    <style:style style:name="P88" style:family="paragraph" style:parent-style-name="_5f_Header_20_N_20_page_20_impaire_20__28_D_29_">
      <style:paragraph-properties fo:text-align="start" style:justify-single-word="false"/>
    </style:style>
    <style:style style:name="P89" style:family="paragraph" style:parent-style-name="_5f_Header_20_N_20_page_20_impaire_20__28_D_29_">
      <style:text-properties officeooo:rsid="0277791e" officeooo:paragraph-rsid="0277791e"/>
    </style:style>
    <style:style style:name="P90" style:family="paragraph" style:parent-style-name="_5f_Header_20_N_20_page_20_impaire_20__28_D_29_">
      <style:text-properties officeooo:rsid="027aa87d" officeooo:paragraph-rsid="027aa87d"/>
    </style:style>
    <style:style style:name="P9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100" style:family="paragraph" style:parent-style-name="Frame_20_contents">
      <style:text-properties officeooo:rsid="022c409c" officeooo:paragraph-rsid="022c409c"/>
    </style:style>
    <style:style style:name="P101" style:family="paragraph" style:parent-style-name="Frame_20_contents">
      <style:text-properties officeooo:rsid="022c409c" officeooo:paragraph-rsid="029f0aaf"/>
    </style:style>
    <style:style style:name="P102" style:family="paragraph" style:parent-style-name="Frame_20_contents">
      <style:text-properties fo:font-style="italic" officeooo:rsid="022c409c" officeooo:paragraph-rsid="022c409c" style:font-style-asian="italic" style:font-style-complex="italic"/>
    </style:style>
    <style:style style:name="P103" style:family="paragraph" style:parent-style-name="Frame_20_contents">
      <style:text-properties fo:font-style="italic" fo:font-weight="bold" officeooo:rsid="022c409c" officeooo:paragraph-rsid="022c409c" style:font-style-asian="italic" style:font-weight-asian="bold" style:font-style-complex="italic" style:font-weight-complex="bold"/>
    </style:style>
    <style:style style:name="P104" style:family="paragraph" style:parent-style-name="Frame_20_contents">
      <style:text-properties fo:font-style="normal" officeooo:rsid="022c409c" officeooo:paragraph-rsid="022c409c" style:font-style-asian="normal" style:font-style-complex="normal"/>
    </style:style>
    <style:style style:name="P105" style:family="paragraph" style:parent-style-name="Frame_20_contents">
      <style:text-properties fo:font-style="normal" officeooo:rsid="0261c188" officeooo:paragraph-rsid="0261c188" style:font-style-asian="normal" style:font-style-complex="normal"/>
    </style:style>
    <style:style style:name="P106" style:family="paragraph" style:parent-style-name="Frame_20_contents">
      <style:text-properties fo:font-style="normal" fo:font-weight="bold" officeooo:rsid="022c409c" officeooo:paragraph-rsid="022c409c" style:font-style-asian="normal" style:font-weight-asian="bold" style:font-style-complex="normal" style:font-weight-complex="bold"/>
    </style:style>
    <style:style style:name="P107" style:family="paragraph" style:parent-style-name="Frame_20_contents">
      <style:text-properties fo:font-weight="bold" officeooo:rsid="022cac97" officeooo:paragraph-rsid="023628dc" style:font-weight-asian="bold" style:font-weight-complex="bold"/>
    </style:style>
    <style:style style:name="P108" style:family="paragraph" style:parent-style-name="Frame_20_contents">
      <style:text-properties fo:font-size="10pt" officeooo:paragraph-rsid="023628dc" style:font-size-asian="10pt" style:font-size-complex="10pt"/>
    </style:style>
    <style:style style:name="P109" style:family="paragraph" style:parent-style-name="Frame_20_contents">
      <style:text-properties fo:font-size="10pt" officeooo:rsid="029f0aaf" officeooo:paragraph-rsid="029f0aaf" style:font-size-asian="10pt" style:font-size-complex="10pt"/>
    </style:style>
    <style:style style:name="P110" style:family="paragraph" style:parent-style-name="Frame_20_contents">
      <style:text-properties officeooo:paragraph-rsid="022c409c"/>
    </style:style>
    <style:style style:name="P111" style:family="paragraph" style:parent-style-name="_5f_Paragraphe" style:master-page-name="_37__5f_6_5f_SERIE_5f_G_5f_GAUCHE_5f_ET_5f_DROITE_5f_2COL">
      <style:paragraph-properties style:page-number="269" fo:break-before="auto" fo:break-after="auto"/>
    </style:style>
    <style:style style:name="P112" style:family="paragraph" style:parent-style-name="Frame_20_contents">
      <style:text-properties fo:font-style="normal" officeooo:rsid="0261c188" officeooo:paragraph-rsid="0261c188" style:font-style-asian="normal" style:font-style-complex="normal"/>
    </style:style>
    <style:style style:name="P113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4" style:family="paragraph" style:parent-style-name="_5f_Footer_20_page_20_impaire_20__28_D_29_"/>
    <style:style style:name="P115" style:family="paragraph" style:parent-style-name="_5f_Footer_20_page_20_paire_20__28_G_29_"/>
    <style:style style:name="P116" style:family="paragraph" style:parent-style-name="_5f_Footer_20_page_20_paire_20__28_G_29_">
      <style:text-properties fo:font-size="9pt" style:font-size-asian="9pt" style:font-size-complex="9pt"/>
    </style:style>
    <style:style style:name="P117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8" style:family="paragraph" style:parent-style-name="_5f_Titre_5f_Exercices_5f_avec_5f_Titre" style:master-page-name="">
      <style:paragraph-properties style:page-number="auto"/>
    </style:style>
    <style:style style:name="P119" style:family="paragraph">
      <style:paragraph-properties fo:margin-top="0cm" fo:margin-bottom="0.199cm"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20" style:family="paragraph">
      <loext:graphic-properties draw:fill="solid" draw:fill-color="#2a6099"/>
      <style:paragraph-properties fo:margin-top="0cm" fo:margin-bottom="0.199cm"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21" style:family="paragraph">
      <style:paragraph-properties fo:text-align="center"/>
    </style:style>
    <style:style style:name="P12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d7e12c"/>
    </style:style>
    <style:style style:name="P12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29" style:family="paragraph">
      <loext:graphic-properties draw:fill="solid" draw:fill-color="#7fb241"/>
    </style:style>
    <style:style style:name="P130" style:family="paragraph">
      <loext:graphic-properties draw:fill="solid" draw:fill-color="#1ca2b8"/>
    </style:style>
    <style:style style:name="P131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d62e4e"/>
    </style:style>
    <style:style style:name="P13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3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style:paragraph-properties fo:margin-left="0cm" fo:margin-right="0cm" fo:margin-top="0cm" fo:margin-bottom="0cm" fo:line-height="100%" fo:text-indent="0cm" style:writing-mode="lr-tb"/>
    </style:style>
    <style:style style:name="P1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none"/>
      <style:paragraph-properties fo:text-align="center"/>
    </style:style>
    <style:style style:name="P139" style:family="paragraph">
      <loext:graphic-properties draw:fill="solid" draw:fill-color="#66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style:paragraph-properties fo:margin-left="0cm" fo:margin-right="0cm" fo:margin-top="0cm" fo:margin-bottom="0cm" fo:line-height="100%" fo:text-indent="0cm"/>
    </style:style>
    <style:style style:name="P1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color="#1ca2b8" loext:opacity="100%" style:font-name="Bitstream Vera Sans" fo:font-size="16pt" fo:font-weight="bold" officeooo:rsid="02bfb211"/>
    </style:style>
    <style:style style:name="T3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6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7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8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32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33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34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35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36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37" style:family="text">
      <style:text-properties fo:font-variant="small-caps" officeooo:rsid="00990660"/>
    </style:style>
    <style:style style:name="T38" style:family="text">
      <style:text-properties fo:font-variant="small-caps" officeooo:rsid="0054f64f"/>
    </style:style>
    <style:style style:name="T39" style:family="text">
      <style:text-properties fo:font-variant="small-caps" officeooo:rsid="00b5d2d1"/>
    </style:style>
    <style:style style:name="T40" style:family="text">
      <style:text-properties fo:font-variant="small-caps" officeooo:rsid="00b6801f"/>
    </style:style>
    <style:style style:name="T41" style:family="text">
      <style:text-properties fo:font-variant="small-caps" officeooo:rsid="007d7a6f"/>
    </style:style>
    <style:style style:name="T42" style:family="text">
      <style:text-properties fo:font-variant="small-caps" officeooo:rsid="0096b4e2"/>
    </style:style>
    <style:style style:name="T43" style:family="text">
      <style:text-properties fo:font-variant="small-caps" officeooo:rsid="00a847d5"/>
    </style:style>
    <style:style style:name="T44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53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54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55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56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57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58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9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60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61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62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63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64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65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66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69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70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71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72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73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74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75" style:family="text">
      <style:text-properties fo:font-variant="small-caps" fo:color="#9d0f89" loext:opacity="100%" style:font-name="Bitstream Vera Sans" fo:font-size="16pt" fo:font-weight="bold" officeooo:rsid="01a13e78"/>
    </style:style>
    <style:style style:name="T76" style:family="text">
      <style:text-properties officeooo:rsid="00b6801f"/>
    </style:style>
    <style:style style:name="T77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officeooo:rsid="009e3fdd"/>
    </style:style>
    <style:style style:name="T151" style:family="text">
      <style:text-properties officeooo:rsid="00b5d2d1"/>
    </style:style>
    <style:style style:name="T152" style:family="text">
      <style:text-properties officeooo:rsid="00a59037"/>
    </style:style>
    <style:style style:name="T153" style:family="text">
      <style:text-properties officeooo:rsid="0096b4e2"/>
    </style:style>
    <style:style style:name="T154" style:family="text">
      <style:text-properties officeooo:rsid="0032e83a"/>
    </style:style>
    <style:style style:name="T155" style:family="text">
      <style:text-properties officeooo:rsid="002b33ed"/>
    </style:style>
    <style:style style:name="T156" style:family="text">
      <style:text-properties officeooo:rsid="008d016c"/>
    </style:style>
    <style:style style:name="T157" style:family="text">
      <style:text-properties officeooo:rsid="01fe03f2"/>
    </style:style>
    <style:style style:name="T158" style:family="text">
      <style:text-properties officeooo:rsid="010c4d3a"/>
    </style:style>
    <style:style style:name="T159" style:family="text">
      <style:text-properties fo:font-size="16pt" style:font-size-asian="16pt" style:font-size-complex="16pt"/>
    </style:style>
    <style:style style:name="T160" style:family="text">
      <style:text-properties officeooo:rsid="01f8729d"/>
    </style:style>
    <style:style style:name="T161" style:family="text">
      <style:text-properties officeooo:rsid="01b6dc57"/>
    </style:style>
    <style:style style:name="T162" style:family="text">
      <style:text-properties officeooo:rsid="015f088a"/>
    </style:style>
    <style:style style:name="T163" style:family="text">
      <style:text-properties officeooo:rsid="0160d7ef"/>
    </style:style>
    <style:style style:name="T164" style:family="text">
      <style:text-properties officeooo:rsid="02735980"/>
    </style:style>
    <style:style style:name="T165" style:family="text">
      <style:text-properties officeooo:rsid="02757f12"/>
    </style:style>
    <style:style style:name="T166" style:family="text">
      <style:text-properties officeooo:rsid="0272f9e5"/>
    </style:style>
    <style:style style:name="T167" style:family="text">
      <style:text-properties officeooo:rsid="026ec296"/>
    </style:style>
    <style:style style:name="T168" style:family="text">
      <style:text-properties officeooo:rsid="0268e0aa"/>
    </style:style>
    <style:style style:name="T169" style:family="text">
      <style:text-properties officeooo:rsid="0072f07f"/>
    </style:style>
    <style:style style:name="T170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71" style:family="text">
      <style:text-properties officeooo:rsid="014407b5"/>
    </style:style>
    <style:style style:name="T172" style:family="text">
      <style:text-properties officeooo:rsid="00a59a60"/>
    </style:style>
    <style:style style:name="T173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4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5" style:family="text">
      <style:text-properties fo:font-variant="normal" fo:text-transform="none" style:font-name="Bitstream Vera Sans3" fo:letter-spacing="normal" fo:font-style="normal" fo:font-weight="normal" officeooo:rsid="02590042" style:font-weight-asian="normal" style:font-weight-complex="normal"/>
    </style:style>
    <style:style style:name="T176" style:family="text">
      <style:text-properties fo:font-variant="normal" fo:text-transform="none" style:font-name="Bitstream Vera Sans3" fo:letter-spacing="normal" fo:font-style="normal" fo:font-weight="normal" officeooo:rsid="022cac97" style:font-weight-asian="normal" style:font-weight-complex="normal"/>
    </style:style>
    <style:style style:name="T177" style:family="text">
      <style:text-properties fo:font-variant="normal" fo:text-transform="none" style:font-name="Bitstream Vera Sans3" fo:letter-spacing="normal" fo:font-style="normal" fo:font-weight="normal" officeooo:rsid="023628dc" style:font-weight-asian="normal" style:font-weight-complex="normal"/>
    </style:style>
    <style:style style:name="T178" style:family="text">
      <style:text-properties officeooo:rsid="005a3fa8"/>
    </style:style>
    <style:style style:name="T179" style:family="text">
      <style:text-properties officeooo:rsid="00415f3a"/>
    </style:style>
    <style:style style:name="T180" style:family="text">
      <style:text-properties officeooo:rsid="00386ebd"/>
    </style:style>
    <style:style style:name="T181" style:family="text">
      <style:text-properties officeooo:rsid="0334a5be"/>
    </style:style>
    <style:style style:name="T182" style:family="text">
      <style:text-properties officeooo:rsid="0315af39"/>
    </style:style>
    <style:style style:name="T183" style:family="text">
      <style:text-properties officeooo:rsid="00a4cf55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officeooo:rsid="022cac97" style:font-weight-asian="bold" style:font-weight-complex="bold"/>
    </style:style>
    <style:style style:name="T186" style:family="text">
      <style:text-properties fo:font-style="normal" style:font-style-asian="normal" style:font-style-complex="normal"/>
    </style:style>
    <style:style style:name="T187" style:family="text">
      <style:text-properties officeooo:rsid="022d7aa6"/>
    </style:style>
    <style:style style:name="T188" style:family="text">
      <style:text-properties officeooo:rsid="022c409c"/>
    </style:style>
    <style:style style:name="T189" style:family="text">
      <style:text-properties officeooo:rsid="02590042"/>
    </style:style>
    <style:style style:name="T190" style:family="text">
      <style:text-properties fo:font-style="italic" fo:font-weight="bold" officeooo:rsid="022c409c" style:font-style-asian="italic" style:font-weight-asian="bold" style:font-style-complex="italic" style:font-weight-complex="bold"/>
    </style:style>
    <style:style style:name="T191" style:family="text">
      <style:text-properties fo:font-style="italic" officeooo:rsid="022c409c" style:font-style-asian="italic" style:font-style-complex="italic"/>
    </style:style>
    <style:style style:name="T192" style:family="text">
      <style:text-properties style:font-name="Bitstream Vera Sans" fo:font-size="10pt" fo:font-style="italic" officeooo:rsid="02a5abb5" style:font-style-asian="italic" style:font-style-complex="italic"/>
    </style:style>
    <style:style style:name="T193" style:family="text"/>
    <style:style style:name="T194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195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19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6pt" fo:font-style="normal" fo:text-shadow="none" style:text-underline-style="none" fo:font-weight="normal" style:letter-kerning="true" style:font-name-asian="AR PL KaitiM GB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b4c7dc" style:background-transparency="75%" draw:fill="solid" draw:fill-color="#b4c7dc" draw:opacity="25%" fo:padding="0.15cm" fo:border="none"/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2a6099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8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23" style:family="graphic">
      <style:graphic-properties style:run-through="foreground"/>
    </style:style>
    <style:style style:name="gr24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dash" draw:stroke-dash="Dashed_20__28_var_29_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099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3cm" svg:stroke-color="#00cc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3cm" svg:stroke-color="#ff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svg:stroke-width="0.03cm" svg:stroke-color="#000000" draw:marker-start-width="0.39cm" draw:marker-end-width="0.39cm" draw:fill="none" draw:textarea-horizontal-align="justify" draw:textarea-vertical-align="middle" draw:auto-grow-height="false" fo:min-height="0.09cm" fo:min-width="0.081cm" fo:padding-top="0.014cm" fo:padding-bottom="0.014cm" fo:padding-left="0.014cm" fo:padding-right="0.014cm" style:run-through="foreground"/>
    </style:style>
    <style:style style:name="gr3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solid" svg:stroke-width="0.03cm" svg:stroke-color="#3465a4" draw:marker-start="" draw:marker-start-width="0.25cm" draw:marker-start-center="false" draw:marker-end="" draw:marker-end-width="0.25cm" draw:marker-end-center="false" draw:fill="solid" draw:fill-color="#66ff00" draw:textarea-horizontal-align="justify" draw:textarea-vertical-align="middle" draw:auto-grow-height="false" fo:min-height="6.856cm" fo:min-width="4.725cm" fo:padding-top="0.139cm" fo:padding-bottom="0.139cm" fo:padding-left="0.265cm" fo:padding-right="0.265cm" draw:shadow="hidden" draw:shadow-offset-x="0.199cm" draw:shadow-offset-y="0.199cm" draw:shadow-color="#808080" style:run-through="background"/>
    </style:style>
    <style:style style:name="gr36" style:family="graphic">
      <style:graphic-properties draw:stroke="solid" svg:stroke-width="0.03cm" svg:stroke-color="#000000" draw:marker-start="" draw:marker-start-width="0.25cm" draw:marker-start-center="false" draw:marker-end="Arrow" draw:marker-end-width="0.199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08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8" draw:name="Shape2_1" draw:style-name="gr20" draw:text-style-name="P133" svg:width="3.918cm" svg:height="1.031cm" draw:transform="rotate (0.0876155284501153) translate (0.137583333333333cm 0.342194444444444cm)">
        <draw:text-box>
          <text:p text:style-name="P121"><text:span text:style-name="T194">Fiche supplémentaire</text:span></text:p>
        </draw:text-box>
      </draw:frame>
      <draw:frame text:anchor-type="page" text:anchor-page-number="1" draw:z-index="7" draw:name="Shape2_2" draw:style-name="gr21" draw:text-style-name="P128" svg:width="2.701cm" svg:height="0.715cm" draw:transform="rotate (0.0876155284501153) translate (1.13594444444444cm 1.38288888888889cm)">
        <draw:text-box>
          <text:p text:style-name="P121"><text:span text:style-name="T195">Série 6</text:span></text:p>
        </draw:text-box>
      </draw:frame>
      <draw:path text:anchor-type="page" text:anchor-page-number="1" draw:z-index="6" draw:name="Shape1_3" draw:style-name="gr22" draw:text-style-name="P130" svg:width="4.329cm" svg:height="2.24cm" svg:x="0cm" svg:y="0.001cm" svg:viewBox="0 0 4330 2241" svg:d="M0 2241l3984-288c209-15 363-168 345-342l-170-1611h-4159z">
        <text:p/>
      </draw:path>
      <draw:line text:anchor-type="page" text:anchor-page-number="1" draw:z-index="0" draw:name="Shape3_1" draw:style-name="gr43" draw:text-style-name="P121" svg:x1="11.035cm" svg:y1="1.408cm" svg:x2="21.998cm" svg:y2="1.433cm">
        <text:p/>
      </draw:line>
      <text:h text:style-name="P111" text:outline-level="1"><draw:g text:anchor-type="paragraph" draw:z-index="346" draw:name="Shape73" draw:style-name="gr1"><draw:custom-shape draw:style-name="gr2" draw:text-style-name="P120" svg:width="3.964cm" svg:height="0.641cm" draw:transform="skewX (0.00279252680319092) rotate (0.0872664625997165) translate (-0.807861111111111cm 0.689680555555556cm)"><text:p text:style-name="P119"><text:span text:style-name="T194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Frame2" text:anchor-type="char" svg:x="-0.91cm" svg:y="0.686cm" svg:width="9.918cm" draw:z-index="3"><draw:text-box fo:min-height="24.172cm"><text:p text:style-name="P107"/><text:p text:style-name="P108"><text:span text:style-name="T185">Énoncé : </text:span><text:span text:style-name="T175">P</text:span><text:span text:style-name="T176">our se rendre d'un point A à un point B, Morgane doit </text:span><text:span text:style-name="T175">faire une étape à</text:span><text:span text:style-name="T176"> </text:span><text:span text:style-name="T177">une rivière. </text:span><text:span text:style-name="T175">Elle doit</text:span><text:span text:style-name="T187"> effectu</text:span><text:span text:style-name="T189">er</text:span><text:span text:style-name="T187"> le trajet le plus court possible</text:span><text:span text:style-name="T188">.</text:span></text:p><text:p text:style-name="P109">Quel est ce trajet ?</text:p><text:p text:style-name="P101"><draw:g text:anchor-type="paragraph" draw:z-index="5" draw:name="Shape29" draw:style-name="gr1"><draw:g draw:style-name="gr23"><draw:line draw:style-name="gr24" draw:text-style-name="P134" svg:x1="0.381cm" svg:y1="6.204cm" svg:x2="7.208cm" svg:y2="3.104cm"><text:p/></draw:line><draw:line draw:style-name="gr25" draw:text-style-name="P134" svg:x1="1.272cm" svg:y1="3.101cm" svg:x2="1.372cm" svg:y2="3.201cm"><text:p/></draw:line><draw:line draw:style-name="gr25" draw:text-style-name="P134" svg:x1="1.373cm" svg:y1="3.102cm" svg:x2="1.271cm" svg:y2="3.2cm"><text:p/></draw:line><draw:line draw:style-name="gr25" draw:text-style-name="P134" svg:x1="1.272cm" svg:y1="3.101cm" svg:x2="1.372cm" svg:y2="3.201cm"><text:p/></draw:line><draw:line draw:style-name="gr25" draw:text-style-name="P134" svg:x1="1.373cm" svg:y1="3.102cm" svg:x2="1.271cm" svg:y2="3.2cm"><text:p/></draw:line><draw:frame draw:style-name="gr26" draw:text-style-name="P136" svg:width="1.2cm" svg:height="0.701cm" svg:x="1.295cm" svg:y="2.6cm"><draw:text-box><text:p text:style-name="P135"><text:span text:style-name="T196">A</text:span></text:p></draw:text-box></draw:frame><draw:frame draw:style-name="gr26" draw:text-style-name="P136" svg:width="1.202cm" svg:height="0.701cm" svg:x="5.293cm" svg:y="0cm"><draw:text-box><text:p text:style-name="P135"><text:span text:style-name="T196">B</text:span></text:p></draw:text-box></draw:frame><draw:line draw:style-name="gr25" draw:text-style-name="P134" svg:x1="5.272cm" svg:y1="0.501cm" svg:x2="5.372cm" svg:y2="0.601cm"><text:p/></draw:line><draw:line draw:style-name="gr25" draw:text-style-name="P134" svg:x1="5.373cm" svg:y1="0.502cm" svg:x2="5.271cm" svg:y2="0.6cm"><text:p/></draw:line><draw:line draw:style-name="gr25" draw:text-style-name="P134" svg:x1="5.272cm" svg:y1="0.501cm" svg:x2="5.372cm" svg:y2="0.601cm"><text:p/></draw:line><draw:line draw:style-name="gr25" draw:text-style-name="P134" svg:x1="5.373cm" svg:y1="0.502cm" svg:x2="5.271cm" svg:y2="0.6cm"><text:p/></draw:line></draw:g><draw:frame draw:style-name="gr27" draw:text-style-name="P136" svg:width="1.701cm" svg:height="0.625cm" draw:transform="rotate (0.412072236395861) translate (0cm 5.842cm)"><draw:text-box><text:p text:style-name="P135"><text:span text:style-name="T196">Rivière</text:span></text:p></draw:text-box></draw:frame></draw:g></text:p><text:p text:style-name="P100"/><text:p text:style-name="P100"/><text:p text:style-name="P100"/><text:p text:style-name="P100"/><text:p text:style-name="P100"/><text:p text:style-name="P100"/><text:p text:style-name="P100"/><text:p text:style-name="P100"/><text:p text:style-name="P100"/><text:p text:style-name="P100"/><text:p text:style-name="P100"/><text:p text:style-name="P100"/><text:p text:style-name="P100"/><text:p text:style-name="P100"/><text:p text:style-name="P100"/><text:p text:style-name="P100"/><text:p text:style-name="P103">Aides<text:span text:style-name="T186"> :</text:span></text:p><text:p text:style-name="P110"><text:span text:style-name="T190">1)</text:span><text:span text:style-name="T191"> Le chemin le plus court entre </text:span><text:span text:style-name="T192">deux</text:span><text:span text:style-name="T191"> points est la ligne droite.</text:span></text:p><text:p text:style-name="P102"><text:span text:style-name="T184">2)</text:span> Si A’ est le symétrique de A par rapport à la rivière, alors les chemins issus de A et de A’ sont de même longueur.</text:p><text:p text:style-name="P104"><draw:g text:anchor-type="paragraph" draw:z-index="4" draw:name="Shape30" draw:style-name="gr1"><draw:g draw:style-name="gr23"><draw:line draw:style-name="gr24" draw:text-style-name="P134" svg:x1="2.684cm" svg:y1="6.356cm" svg:x2="9.511cm" svg:y2="3.256cm"><text:p/></draw:line><draw:line draw:style-name="gr25" draw:text-style-name="P134" svg:x1="3.579cm" svg:y1="3.249cm" svg:x2="3.679cm" svg:y2="3.349cm"><text:p/></draw:line><draw:line draw:style-name="gr25" draw:text-style-name="P134" svg:x1="3.676cm" svg:y1="3.249cm" svg:x2="3.574cm" svg:y2="3.347cm"><text:p/></draw:line><draw:line draw:style-name="gr25" draw:text-style-name="P134" svg:x1="3.579cm" svg:y1="3.249cm" svg:x2="3.679cm" svg:y2="3.349cm"><text:p/></draw:line><draw:line draw:style-name="gr25" draw:text-style-name="P134" svg:x1="3.676cm" svg:y1="3.249cm" svg:x2="3.574cm" svg:y2="3.347cm"><text:p/></draw:line><draw:frame draw:style-name="gr26" draw:text-style-name="P136" svg:width="1.2cm" svg:height="0.701cm" svg:x="3.599cm" svg:y="2.753cm"><draw:text-box><text:p text:style-name="P135"><text:span text:style-name="T196">A</text:span></text:p></draw:text-box></draw:frame><draw:line draw:style-name="gr28" draw:text-style-name="P134" svg:x1="3.519cm" svg:y1="3.07cm" svg:x2="5.729cm" svg:y2="7.814cm"><text:p/></draw:line><draw:custom-shape draw:style-name="gr29" draw:text-style-name="P137" svg:width="0.401cm" svg:height="0.378cm" draw:transform="skewX (0.00471238898038465) rotate (0.430398193541802) translate (4.11691666666667cm 5.29872222222222cm)"><text:p/><draw:enhanced-geometry svg:viewBox="0 0 21600 21600" draw:type="rectangle" draw:enhanced-path="M 0 0 L 21600 0 21600 21600 0 21600 0 0 Z N"/></draw:custom-shape><draw:frame draw:style-name="gr26" draw:text-style-name="P136" svg:width="1.202cm" svg:height="0.701cm" svg:x="5.597cm" svg:y="7.053cm"><draw:text-box><text:p text:style-name="P135"><text:span text:style-name="T196">A’</text:span></text:p></draw:text-box></draw:frame><draw:frame draw:style-name="gr26" draw:text-style-name="P136" svg:width="1.202cm" svg:height="0.701cm" svg:x="7.599cm" svg:y="0.153cm"><draw:text-box><text:p text:style-name="P135"><text:span text:style-name="T196">B</text:span></text:p></draw:text-box></draw:frame><draw:line draw:style-name="gr30" draw:text-style-name="P134" svg:x1="3.639cm" svg:y1="3.309cm" svg:x2="8.199cm" svg:y2="3.848cm"><text:p/></draw:line><draw:line draw:style-name="gr30" draw:text-style-name="P134" svg:x1="7.635cm" svg:y1="0.716cm" svg:x2="8.199cm" svg:y2="3.853cm"><text:p/></draw:line><draw:line draw:style-name="gr30" draw:text-style-name="P134" svg:x1="8.197cm" svg:y1="3.847cm" svg:x2="5.629cm" svg:y2="7.585cm"><text:p/></draw:line><draw:line draw:style-name="gr31" draw:text-style-name="P134" svg:x1="5.629cm" svg:y1="7.591cm" svg:x2="7.633cm" svg:y2="0.716cm"><text:p/></draw:line><draw:line draw:style-name="gr31" draw:text-style-name="P134" svg:x1="3.639cm" svg:y1="3.309cm" svg:x2="6.501cm" svg:y2="4.63cm"><text:p/></draw:line><draw:line draw:style-name="gr25" draw:text-style-name="P134" svg:x1="8.143cm" svg:y1="3.81cm" svg:x2="8.243cm" svg:y2="3.91cm"><text:p/></draw:line><draw:line draw:style-name="gr25" draw:text-style-name="P134" svg:x1="8.245cm" svg:y1="3.81cm" svg:x2="8.143cm" svg:y2="3.908cm"><text:p/></draw:line><draw:line draw:style-name="gr25" draw:text-style-name="P134" svg:x1="8.143cm" svg:y1="3.81cm" svg:x2="8.243cm" svg:y2="3.91cm"><text:p/></draw:line><draw:line draw:style-name="gr25" draw:text-style-name="P134" svg:x1="8.245cm" svg:y1="3.81cm" svg:x2="8.143cm" svg:y2="3.908cm"><text:p/></draw:line><draw:frame draw:style-name="gr26" draw:text-style-name="P136" svg:width="1.2cm" svg:height="0.701cm" svg:x="7.998cm" svg:y="3.753cm"><draw:text-box><text:p text:style-name="P135"><text:span text:style-name="T196">R</text:span><text:span text:style-name="T197">1</text:span></text:p></draw:text-box></draw:frame><draw:line draw:style-name="gr25" draw:text-style-name="P134" svg:x1="6.447cm" svg:y1="4.586cm" svg:x2="6.547cm" svg:y2="4.686cm"><text:p/></draw:line><draw:line draw:style-name="gr25" draw:text-style-name="P134" svg:x1="6.549cm" svg:y1="4.586cm" svg:x2="6.447cm" svg:y2="4.684cm"><text:p/></draw:line><draw:line draw:style-name="gr25" draw:text-style-name="P134" svg:x1="6.447cm" svg:y1="4.586cm" svg:x2="6.547cm" svg:y2="4.686cm"><text:p/></draw:line><draw:line draw:style-name="gr25" draw:text-style-name="P134" svg:x1="6.549cm" svg:y1="4.586cm" svg:x2="6.447cm" svg:y2="4.684cm"><text:p/></draw:line><draw:frame draw:style-name="gr32" draw:text-style-name="P136" svg:width="1.202cm" svg:height="0.699cm" svg:x="6.269cm" svg:y="4.54cm"><draw:text-box><text:p text:style-name="P135"><text:span text:style-name="T196">R</text:span></text:p></draw:text-box></draw:frame><draw:line draw:style-name="gr25" draw:text-style-name="P134" svg:x1="5.574cm" svg:y1="7.545cm" svg:x2="5.674cm" svg:y2="7.645cm"><text:p/></draw:line><draw:line draw:style-name="gr25" draw:text-style-name="P134" svg:x1="5.671cm" svg:y1="7.551cm" svg:x2="5.569cm" svg:y2="7.649cm"><text:p/></draw:line><draw:line draw:style-name="gr25" draw:text-style-name="P134" svg:x1="5.574cm" svg:y1="7.545cm" svg:x2="5.674cm" svg:y2="7.645cm"><text:p/></draw:line><draw:line draw:style-name="gr25" draw:text-style-name="P134" svg:x1="5.671cm" svg:y1="7.551cm" svg:x2="5.569cm" svg:y2="7.649cm"><text:p/></draw:line><draw:line draw:style-name="gr25" draw:text-style-name="P134" svg:x1="7.576cm" svg:y1="0.649cm" svg:x2="7.676cm" svg:y2="0.749cm"><text:p/></draw:line><draw:line draw:style-name="gr25" draw:text-style-name="P134" svg:x1="7.678cm" svg:y1="0.649cm" svg:x2="7.576cm" svg:y2="0.747cm"><text:p/></draw:line><draw:line draw:style-name="gr25" draw:text-style-name="P134" svg:x1="7.576cm" svg:y1="0.649cm" svg:x2="7.676cm" svg:y2="0.749cm"><text:p/></draw:line><draw:line draw:style-name="gr25" draw:text-style-name="P134" svg:x1="7.678cm" svg:y1="0.649cm" svg:x2="7.576cm" svg:y2="0.747cm"><text:p/></draw:line><draw:line draw:style-name="gr25" draw:text-style-name="P134" svg:x1="3.997cm" svg:y1="4.353cm" svg:x2="4.097cm" svg:y2="4.153cm"><text:p/></draw:line><draw:line draw:style-name="gr25" draw:text-style-name="P134" svg:x1="6.052cm" svg:y1="5.692cm" svg:x2="6.2cm" svg:y2="5.81cm"><text:p/></draw:line><draw:line draw:style-name="gr25" draw:text-style-name="P134" svg:x1="4.998cm" svg:y1="6.481cm" svg:x2="5.098cm" svg:y2="6.281cm"><text:p/></draw:line><draw:line draw:style-name="gr25" draw:text-style-name="P134" svg:x1="5.054cm" svg:y1="6.55cm" svg:x2="5.154cm" svg:y2="6.35cm"><text:p/></draw:line><draw:line draw:style-name="gr25" draw:text-style-name="P134" svg:x1="4.057cm" svg:y1="4.421cm" svg:x2="4.157cm" svg:y2="4.221cm"><text:p/></draw:line><draw:line draw:style-name="gr25" draw:text-style-name="P134" svg:x1="4.993cm" svg:y1="4.047cm" svg:x2="5.093cm" svg:y2="3.847cm"><text:p/></draw:line></draw:g><draw:frame draw:style-name="gr27" draw:text-style-name="P136" svg:width="1.699cm" svg:height="0.625cm" draw:transform="rotate (0.411199571769864) translate (2.28952777777778cm 5.98134722222222cm)"><draw:text-box><text:p text:style-name="P135"><text:span text:style-name="T196">Rivière</text:span></text:p></draw:text-box></draw:frame><draw:custom-shape draw:style-name="gr33" draw:text-style-name="P138" svg:width="0.152cm" svg:height="0.168cm" svg:x="5.851cm" svg:y="3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3" draw:text-style-name="P138" svg:width="0.152cm" svg:height="0.168cm" svg:x="6.857cm" svg:y="5.6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<text:p text:style-name="P106">Solution :</text:p><text:p text:style-name="P105">Le chemin cherché est la ligne </text:p><text:p text:style-name="P105">brisée ARB : </text:p><text:p text:style-name="P105"/><text:p text:style-name="P105"/><text:p text:style-name="P105"/><text:p text:style-name="P105"/><text:p text:style-name="P105"/><text:p text:style-name="P105"/><text:p text:style-name="P105"/><text:p text:style-name="P105"/><text:p text:style-name="P105"/></draw:text-box></draw:frame><text:span text:style-name="_5f_Caractères"/></text:h>
      <text:list xml:id="list2925545979" text:style-name="_5f_Numérotation_20_des_20_exercices">
        <text:list-item text:start-value="1">
          <text:h text:style-name="P118" text:outline-level="1" text:restart-numbering="true" text:start-value="1"><text:span text:style-name="_5f_Caractères_5f_gras">Billard bis</text:span></text:h>
        </text:list-item>
      </text:list>
      <text:h text:style-name="_5f_Paragraphe" text:outline-level="1"><text:span text:style-name="_5f_Caractères">Où la boule blanche doit-elle frapper la bande</text:span></text:h>
      <text:h text:style-name="_5f_Paragraphe" text:outline-level="1"><text:span text:style-name="_5f_Caractères">(le rebord de la table) pour atteindre la boule rouge, sachant que la boule emprunte le plus court chemin ?</text:span></text:h>
      <text:h text:style-name="_5f_Paragraphe" text:outline-level="1"><draw:g text:anchor-type="paragraph" draw:z-index="2" draw:name="Shape76" draw:style-name="gr34"><draw:custom-shape draw:style-name="gr35" draw:text-style-name="P139" svg:width="5.255cm" svg:height="7.136cm" svg:x="0.499cm" svg:y="1.82cm"><text:p/><draw:enhanced-geometry svg:viewBox="0 0 21600 21600" draw:type="rectangle" draw:enhanced-path="M 0 0 L 21600 0 21600 21600 0 21600 0 0 Z N"/></draw:custom-shape><draw:line draw:style-name="gr36" draw:text-style-name="P134" svg:x1="6.317cm" svg:y1="1.067cm" svg:x2="5.754cm" svg:y2="2.381cm"><text:p/></draw:line><draw:frame draw:style-name="gr37" draw:text-style-name="P141" svg:width="2.994cm" svg:height="0.759cm" svg:x="5.246cm" svg:y="0.404cm"><draw:text-box><text:p text:style-name="P140"><text:span text:style-name="T198">Bande à utiliser</text:span></text:p></draw:text-box></draw:frame><draw:custom-shape draw:style-name="gr38" draw:text-style-name="P142" svg:width="0.278cm" svg:height="0.274cm" svg:x="3.873cm" svg:y="3.4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" draw:text-style-name="P143" svg:width="0.279cm" svg:height="0.272cm" svg:x="3.224cm" svg:y="6.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list xml:id="list90017200469513" text:continue-numbering="true" text:style-name="_5f_Numérotation_20_des_20_exercices">
        <text:list-item>
          <text:h text:style-name="_5f_Titre_5f_Exercices_5f_avec_5f_Titre" text:outline-level="1"><text:span text:style-name="_5f_Caractères_5f_gras">Construction d’une piscine</text:span></text:h>
        </text:list-item>
      </text:list>
      <text:h text:style-name="_5f_Paragraphe" text:outline-level="1"><text:span text:style-name="_5f_Caractères">Trois villages A, B et C envisagent de construire une piscine commune. Elle devra être plus proche de A que de B, et plus proche de C que de A ; elle devra se situer à moins de 40 km de B. Dans quelle zone la piscine peut-elle être construite ? Indique-le sur la carte ci-dessous, où 1 cm repré­sente 10 km.</text:span></text:h>
      <text:h text:style-name="_5f_Paragraphe" text:outline-level="1"><text:span text:style-name="_5f_Caractères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draw:g text:anchor-type="char" draw:z-index="1" draw:name="Shape32" draw:style-name="gr40"><draw:line draw:style-name="gr25" draw:text-style-name="P134" svg:x1="0.854cm" svg:y1="1.961cm" svg:x2="0.95cm" svg:y2="2.057cm"><text:p/></draw:line><draw:line draw:style-name="gr25" draw:text-style-name="P134" svg:x1="0.951cm" svg:y1="1.961cm" svg:x2="0.853cm" svg:y2="2.055cm"><text:p/></draw:line><draw:line draw:style-name="gr25" draw:text-style-name="P134" svg:x1="0.854cm" svg:y1="1.961cm" svg:x2="0.95cm" svg:y2="2.057cm"><text:p/></draw:line><draw:line draw:style-name="gr25" draw:text-style-name="P134" svg:x1="0.951cm" svg:y1="1.961cm" svg:x2="0.853cm" svg:y2="2.055cm"><text:p/></draw:line><draw:frame draw:style-name="gr41" draw:text-style-name="P136" svg:width="1.154cm" svg:height="0.673cm" svg:x="0.875cm" svg:y="1.48cm"><draw:text-box><text:p text:style-name="P135"><text:span text:style-name="T196">A</text:span></text:p></draw:text-box></draw:frame><draw:frame draw:style-name="gr42" draw:text-style-name="P136" svg:width="1.154cm" svg:height="0.675cm" svg:x="6.458cm" svg:y="-0.046cm"><draw:text-box><text:p text:style-name="P135"><text:span text:style-name="T196">B</text:span></text:p></draw:text-box></draw:frame><draw:line draw:style-name="gr25" draw:text-style-name="P134" svg:x1="6.438cm" svg:y1="0.437cm" svg:x2="6.534cm" svg:y2="0.533cm"><text:p/></draw:line><draw:line draw:style-name="gr25" draw:text-style-name="P134" svg:x1="6.536cm" svg:y1="0.437cm" svg:x2="6.438cm" svg:y2="0.531cm"><text:p/></draw:line><draw:line draw:style-name="gr25" draw:text-style-name="P134" svg:x1="6.438cm" svg:y1="0.437cm" svg:x2="6.534cm" svg:y2="0.533cm"><text:p/></draw:line><draw:line draw:style-name="gr25" draw:text-style-name="P134" svg:x1="6.536cm" svg:y1="0.437cm" svg:x2="6.438cm" svg:y2="0.531cm"><text:p/></draw:line><draw:line draw:style-name="gr25" draw:text-style-name="P134" svg:x1="2.324cm" svg:y1="3.994cm" svg:x2="2.42cm" svg:y2="4.09cm"><text:p/></draw:line><draw:line draw:style-name="gr25" draw:text-style-name="P134" svg:x1="2.422cm" svg:y1="3.994cm" svg:x2="2.324cm" svg:y2="4.088cm"><text:p/></draw:line><draw:line draw:style-name="gr25" draw:text-style-name="P134" svg:x1="2.324cm" svg:y1="3.994cm" svg:x2="2.42cm" svg:y2="4.09cm"><text:p/></draw:line><draw:line draw:style-name="gr25" draw:text-style-name="P134" svg:x1="2.422cm" svg:y1="3.994cm" svg:x2="2.324cm" svg:y2="4.088cm"><text:p/></draw:line><draw:frame draw:style-name="gr41" draw:text-style-name="P136" svg:width="1.156cm" svg:height="0.673cm" svg:x="2.344cm" svg:y="3.512cm"><draw:text-box><text:p text:style-name="P135"><text:span text:style-name="T196">C</text:span></text:p></draw:text-box></draw:frame></draw:g><text:span text:style-name="_5f_Caractères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3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5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4274bc"/>
    </style:style>
    <style:style style:name="MP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8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9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0" style:family="paragraph" style:parent-style-name="Header">
      <style:paragraph-properties fo:text-align="start" style:justify-single-word="false"/>
      <style:text-properties officeooo:paragraph-rsid="02a56131"/>
    </style:style>
    <style:style style:name="MP11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2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4" style:family="paragraph" style:parent-style-name="Footer">
      <style:text-properties officeooo:paragraph-rsid="02a682f9"/>
    </style:style>
    <style:style style:name="MP1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16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8" style:family="paragraph" style:parent-style-name="Footer">
      <style:text-properties officeooo:paragraph-rsid="0096b4e2"/>
    </style:style>
    <style:style style:name="MP19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20" style:family="paragraph" style:parent-style-name="Footer">
      <style:text-properties officeooo:rsid="001f8a2d" officeooo:paragraph-rsid="00bd36bc"/>
    </style:style>
    <style:style style:name="MP21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22" style:family="paragraph" style:parent-style-name="Footer">
      <style:text-properties officeooo:rsid="0096b4e2" officeooo:paragraph-rsid="0096b4e2"/>
    </style:style>
    <style:style style:name="MP23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26" style:family="paragraph">
      <loext:graphic-properties draw:fill="solid" draw:fill-color="#1ca2b8"/>
    </style:style>
    <style:style style:name="MP27" style:family="paragraph" style:parent-style-name="Footer">
      <style:text-properties officeooo:rsid="001f8a2d" officeooo:paragraph-rsid="002b33ed"/>
    </style:style>
    <style:style style:name="MP28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29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30" style:family="paragraph" style:parent-style-name="Footer">
      <style:text-properties officeooo:rsid="011350d1" officeooo:paragraph-rsid="011350d1"/>
    </style:style>
    <style:style style:name="MP3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3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34" style:family="paragraph" style:parent-style-name="Footer">
      <style:text-properties officeooo:paragraph-rsid="00c384cf"/>
    </style:style>
    <style:style style:name="MP3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39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40" style:family="paragraph" style:parent-style-name="Header">
      <style:paragraph-properties fo:text-align="start" style:justify-single-word="false"/>
      <style:text-properties officeooo:paragraph-rsid="0211dd7e"/>
    </style:style>
    <style:style style:name="MP41" style:family="paragraph" style:parent-style-name="Footer">
      <style:paragraph-properties fo:text-align="start" style:justify-single-word="false"/>
      <style:text-properties officeooo:paragraph-rsid="0211dd7e"/>
    </style:style>
    <style:style style:name="MP42" style:family="paragraph" style:parent-style-name="Footer">
      <style:text-properties officeooo:rsid="0242edd8" officeooo:paragraph-rsid="0242edd8"/>
    </style:style>
    <style:style style:name="MP43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44" style:family="paragraph" style:parent-style-name="Footer">
      <style:text-properties officeooo:paragraph-rsid="008d016c"/>
    </style:style>
    <style:style style:name="MP45" style:family="paragraph" style:parent-style-name="Header">
      <style:paragraph-properties fo:margin-left="0cm" fo:margin-right="0cm" fo:text-indent="0cm" style:auto-text-indent="false"/>
    </style:style>
    <style:style style:name="MP46" style:family="paragraph" style:parent-style-name="Footer">
      <style:text-properties officeooo:paragraph-rsid="010f7046"/>
    </style:style>
    <style:style style:name="MP47" style:family="paragraph" style:parent-style-name="Footer">
      <style:text-properties officeooo:paragraph-rsid="01120261"/>
    </style:style>
    <style:style style:name="MP48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9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1" style:family="paragraph" style:parent-style-name="_5f_Header_20_D_20_page_20_impaire_20__28_D_29_">
      <style:text-properties officeooo:paragraph-rsid="01a13e78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5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54" style:family="paragraph" style:parent-style-name="Header">
      <style:paragraph-properties fo:text-align="center" style:justify-single-word="false"/>
      <style:text-properties officeooo:paragraph-rsid="00ab054e"/>
    </style:style>
    <style:style style:name="MP5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5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57" style:family="paragraph" style:parent-style-name="Footer">
      <style:paragraph-properties fo:text-align="end" style:justify-single-word="false"/>
      <style:text-properties officeooo:paragraph-rsid="00d4df5c"/>
    </style:style>
    <style:style style:name="MP58" style:family="paragraph" style:parent-style-name="Footer">
      <style:paragraph-properties fo:text-align="start" style:justify-single-word="false"/>
      <style:text-properties officeooo:paragraph-rsid="00d4df5c"/>
    </style:style>
    <style:style style:name="MP59" style:family="paragraph" style:parent-style-name="_5f_Header_20_G_20_page_20_impaire_20__28_D_29_">
      <style:text-properties officeooo:paragraph-rsid="01259ec2"/>
    </style:style>
    <style:style style:name="MP60" style:family="paragraph" style:parent-style-name="_5f_Header_20_G_20_page_20_paire_20__28_G_29_">
      <style:text-properties officeooo:paragraph-rsid="00eb2abc"/>
    </style:style>
    <style:style style:name="MP61" style:family="paragraph" style:parent-style-name="_5f_Footer_20_page_20_paire_20__28_G_29_">
      <style:text-properties fo:font-size="9pt" style:font-size-asian="9pt" style:font-size-complex="9pt"/>
    </style:style>
    <style:style style:name="MP62" style:family="paragraph" style:parent-style-name="_5f_Header_20_N_20_page_20_impaire_20__28_D_29_">
      <style:paragraph-properties fo:text-align="start" style:justify-single-word="false"/>
    </style:style>
    <style:style style:name="MP63" style:family="paragraph" style:parent-style-name="Footer">
      <style:text-properties officeooo:paragraph-rsid="00d4df5c"/>
    </style:style>
    <style:style style:name="MP64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65" style:family="paragraph">
      <loext:graphic-properties draw:fill="solid" draw:fill-color="#d7e12c"/>
    </style:style>
    <style:style style:name="MP66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6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68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6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78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7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80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8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82" style:family="paragraph" style:parent-style-name="Footer">
      <style:text-properties officeooo:paragraph-rsid="00863005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8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8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87" style:family="paragraph" style:parent-style-name="_5f_Header_20_N_20_page_20_impaire_20__28_D_29_">
      <style:text-properties officeooo:rsid="0277791e" officeooo:paragraph-rsid="0277791e"/>
    </style:style>
    <style:style style:name="MP88" style:family="paragraph" style:parent-style-name="_5f_Header_20_N_20_page_20_impaire_20__28_D_29_">
      <style:text-properties officeooo:rsid="027aa87d" officeooo:paragraph-rsid="027aa87d"/>
    </style:style>
    <style:style style:name="MP8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Footer">
      <style:text-properties officeooo:paragraph-rsid="00a59a60"/>
    </style:style>
    <style:style style:name="MP92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3" style:family="paragraph" style:parent-style-name="Footer">
      <style:text-properties officeooo:paragraph-rsid="002aa84d"/>
    </style:style>
    <style:style style:name="MP94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95" style:family="paragraph">
      <loext:graphic-properties draw:fill="solid" draw:fill-color="#7fb241"/>
    </style:style>
    <style:style style:name="MP9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97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98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99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10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101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102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103" style:family="paragraph" style:parent-style-name="_5f_Header_20_G_20_page_20_paire_20__28_G_29_">
      <style:text-properties officeooo:paragraph-rsid="0334a5be"/>
    </style:style>
    <style:style style:name="MP104" style:family="paragraph" style:parent-style-name="_5f_Header_20_G_20_page_20_paire_20__28_G_29_">
      <style:paragraph-properties fo:text-align="start" style:justify-single-word="false"/>
    </style:style>
    <style:style style:name="MP105" style:family="paragraph" style:parent-style-name="Footer">
      <style:text-properties officeooo:paragraph-rsid="030c4d7d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108" style:family="paragraph" style:parent-style-name="Footer">
      <style:text-properties officeooo:paragraph-rsid="00d8520c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111" style:family="paragraph" style:parent-style-name="Header">
      <style:paragraph-properties fo:text-align="center" style:justify-single-word="false"/>
      <style:text-properties officeooo:paragraph-rsid="00c10aa6"/>
    </style:style>
    <style:style style:name="MP112" style:family="paragraph" style:parent-style-name="Header">
      <style:paragraph-properties fo:text-align="start" style:justify-single-word="false"/>
      <style:text-properties officeooo:paragraph-rsid="0289fb01"/>
    </style:style>
    <style:style style:name="MP113" style:family="paragraph">
      <loext:graphic-properties draw:fill="solid" draw:fill-color="#d62e4e"/>
    </style:style>
    <style:style style:name="MP114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fo:color="#1ca2b8" loext:opacity="100%" style:font-name="Bitstream Vera Sans" fo:font-size="16pt" fo:font-weight="bold" officeooo:rsid="02bfb211"/>
    </style:style>
    <style:style style:name="MT2" style:family="text">
      <style:text-properties officeooo:rsid="00b6801f"/>
    </style:style>
    <style:style style:name="MT3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6" style:family="text">
      <style:text-properties fo:font-variant="small-caps" officeooo:rsid="00990660"/>
    </style:style>
    <style:style style:name="MT7" style:family="text">
      <style:text-properties fo:font-variant="small-caps" officeooo:rsid="0054f64f"/>
    </style:style>
    <style:style style:name="MT8" style:family="text">
      <style:text-properties fo:font-variant="small-caps" officeooo:rsid="00b5d2d1"/>
    </style:style>
    <style:style style:name="MT9" style:family="text">
      <style:text-properties fo:font-variant="small-caps" officeooo:rsid="00b6801f"/>
    </style:style>
    <style:style style:name="MT10" style:family="text">
      <style:text-properties officeooo:rsid="009e3fdd"/>
    </style:style>
    <style:style style:name="MT11" style:family="text">
      <style:text-properties officeooo:rsid="00b5d2d1"/>
    </style:style>
    <style:style style:name="MT12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14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T15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9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20" style:family="text">
      <style:text-properties fo:font-variant="small-caps"/>
    </style:style>
    <style:style style:name="MT21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22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23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25" style:family="text">
      <style:text-properties fo:font-variant="small-caps" officeooo:rsid="007d7a6f"/>
    </style:style>
    <style:style style:name="MT26" style:family="text">
      <style:text-properties officeooo:rsid="00a59037"/>
    </style:style>
    <style:style style:name="MT27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28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2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3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31" style:family="text">
      <style:text-properties officeooo:rsid="0096b4e2"/>
    </style:style>
    <style:style style:name="MT32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33" style:family="text">
      <style:text-properties fo:font-variant="small-caps" officeooo:rsid="0096b4e2"/>
    </style:style>
    <style:style style:name="MT34" style:family="text">
      <style:text-properties fo:font-variant="small-caps" officeooo:rsid="00a847d5"/>
    </style:style>
    <style:style style:name="MT35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3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37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38" style:family="text">
      <style:text-properties officeooo:rsid="0032e83a"/>
    </style:style>
    <style:style style:name="MT39" style:family="text">
      <style:text-properties officeooo:rsid="002b33ed"/>
    </style:style>
    <style:style style:name="MT40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41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42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43" style:family="text">
      <style:text-properties officeooo:rsid="008d016c"/>
    </style:style>
    <style:style style:name="MT44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45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6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47" style:family="text">
      <style:text-properties officeooo:rsid="01fe03f2"/>
    </style:style>
    <style:style style:name="MT48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49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5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51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52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53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54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55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56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57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58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59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60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61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62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63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64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66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6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68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69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71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72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7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75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76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77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78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79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0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81" style:family="text">
      <style:text-properties officeooo:rsid="010c4d3a"/>
    </style:style>
    <style:style style:name="MT82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3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4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6" style:family="text">
      <style:text-properties fo:font-variant="small-caps" fo:color="#9d0f89" loext:opacity="100%" style:font-name="Bitstream Vera Sans" fo:font-size="16pt" fo:font-weight="bold" officeooo:rsid="01a13e78"/>
    </style:style>
    <style:style style:name="MT87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88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89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92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93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94" style:family="text">
      <style:text-properties fo:font-size="16pt" style:font-size-asian="16pt" style:font-size-complex="16pt"/>
    </style:style>
    <style:style style:name="MT95" style:family="text"/>
    <style:style style:name="MT9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97" style:family="text">
      <style:text-properties officeooo:rsid="01f8729d"/>
    </style:style>
    <style:style style:name="MT98" style:family="text">
      <style:text-properties officeooo:rsid="01b6dc57"/>
    </style:style>
    <style:style style:name="MT99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102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103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105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106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107" style:family="text">
      <style:text-properties officeooo:rsid="015f088a"/>
    </style:style>
    <style:style style:name="MT108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110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111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112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113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114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115" style:family="text">
      <style:text-properties officeooo:rsid="0160d7ef"/>
    </style:style>
    <style:style style:name="MT116" style:family="text">
      <style:text-properties officeooo:rsid="02735980"/>
    </style:style>
    <style:style style:name="MT117" style:family="text">
      <style:text-properties officeooo:rsid="02757f12"/>
    </style:style>
    <style:style style:name="MT118" style:family="text">
      <style:text-properties officeooo:rsid="0272f9e5"/>
    </style:style>
    <style:style style:name="MT119" style:family="text">
      <style:text-properties officeooo:rsid="026ec296"/>
    </style:style>
    <style:style style:name="MT120" style:family="text">
      <style:text-properties officeooo:rsid="0268e0aa"/>
    </style:style>
    <style:style style:name="MT121" style:family="text">
      <style:text-properties officeooo:rsid="0072f07f"/>
    </style:style>
    <style:style style:name="MT12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123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1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125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26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127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128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29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130" style:family="text">
      <style:text-properties officeooo:rsid="014407b5"/>
    </style:style>
    <style:style style:name="MT131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132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133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134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35" style:family="text">
      <style:text-properties officeooo:rsid="00a59a60"/>
    </style:style>
    <style:style style:name="MT136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37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38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39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0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1" style:family="text">
      <style:text-properties officeooo:rsid="005a3fa8"/>
    </style:style>
    <style:style style:name="MT142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46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147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148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49" style:family="text">
      <style:text-properties officeooo:rsid="0334a5be"/>
    </style:style>
    <style:style style:name="MT150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5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52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3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54" style:family="text">
      <style:text-properties officeooo:rsid="0315af39"/>
    </style:style>
    <style:style style:name="MT155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156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7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58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159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160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161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62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6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67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68" style:family="text">
      <style:text-properties officeooo:rsid="00a4cf55"/>
    </style:style>
    <style:style style:name="MT169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70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7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7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7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7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76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77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78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79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80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81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82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7__5f_6_5f_SERIE_5f_G_5f_GAUCHE_5f_ET_5f_DROITE_5f_2COL" style:display-name="7_6_SERIE_G_GAUCHE_ET_DROITE_2COL" style:page-layout-name="Mpm10" draw:style-name="Mdp1">
      <style:header>
        <text:p text:style-name="_5f_Header_20_G_20_page_20_impaire_20__28_D_29_"><text:span text:style-name="MT1">P</text:span>our aller plus loin</text:p>
      </style:header>
      <style:footer>
        <text:p text:style-name="MP1"><draw:frame draw:style-name="Mfr1" draw:name="Frame1100" text:anchor-type="paragraph" svg:y="-0.06cm" draw:z-index="15"><draw:text-box fo:min-height="0.499cm" fo:min-width="7.096cm"><draw:frame draw:style-name="Mfr2" draw:name="Frame2110" text:anchor-type="frame" svg:x="0.45cm" svg:y="0.079cm" svg:width="0.817cm" draw:z-index="16"><draw:text-box fo:min-height="0.355cm"><text:p text:style-name="MP2"><draw:g text:anchor-type="paragraph" draw:z-index="17" draw:name="Shape4_4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269</text:page-number></text:p></draw:text-box></draw:frame><text:p text:style-name="MP4"><text:span text:style-name="MT2">S</text:span>ymétrie axiale : pour aller plus loin</text:p></draw:text-box></draw:frame></text:p>
      </style:footer>
      <style:footer-left>
        <text:p text:style-name="MP5"><draw:frame draw:style-name="Mfr1" draw:name="Frame319" text:anchor-type="paragraph" svg:y="-0.06cm" draw:z-index="0"><draw:text-box fo:min-height="0.499cm" fo:min-width="3cm"><draw:frame draw:style-name="Mfr2" draw:name="Frame4151" text:anchor-type="frame" svg:x="0.45cm" svg:y="0.079cm" svg:width="0.817cm" draw:z-index="0"><draw:text-box fo:min-height="0.355cm"><text:p text:style-name="MP2"><draw:g text:anchor-type="paragraph" draw:z-index="18" draw:name="Shape4_22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Géométrie plane : </text:span><text:span text:style-name="MT4">parallèles, perpendiculaires, </text:span><text:span text:style-name="MT5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7"><text:span text:style-name="MT6">Géométrie plane</text:span><text:span text:style-name="MT7"> : </text:span><text:span text:style-name="MT8">Parallèles, perpendiculaires,<text:line-break/> </text:span><text:span text:style-name="MT9">distances</text:span></text:p>
      </style:header>
      <style:footer>
        <text:p text:style-name="MP5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10">Géométrie plane : </text:span><text:span text:style-name="MT11">parallèles, perpendiculaires, </text:span><text:span text:style-name="MT2">distances</text:span></text:p></draw:text-box></draw:frame><draw:g text:anchor-type="paragraph" draw:z-index="19" draw:name="Shape4_22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1" text:anchor-type="paragraph" svg:y="-0.06cm" draw:z-index="0"><draw:text-box fo:min-height="0.499cm" fo:min-width="3cm"><draw:frame draw:style-name="Mfr2" draw:name="Frame8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10">Géométrie plane : </text:span><text:span text:style-name="MT11">parallèles, perpendiculaires, </text:span><text:span text:style-name="MT2">distances</text:span></text:p></draw:text-box></draw:frame><draw:g text:anchor-type="paragraph" draw:z-index="20" draw:name="Shape4_22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2">S</text:span>ymétrie : Propriétés</text:p>
      </style:header>
      <style:footer>
        <text:p text:style-name="MP1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2"><draw:g text:anchor-type="paragraph" draw:z-index="21" draw:name="Shape4_23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"><text:span text:style-name="MT2">S</text:span>ymétrie axiale : propriétés</text:p></draw:text-box></draw:frame></text:p>
      </style:footer>
      <style:footer-left>
        <text:p text:style-name="MP5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22" draw:name="Shape4_23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Géométrie plane : </text:span><text:span text:style-name="MT4">parallèles, perpendiculaires, </text:span><text:span text:style-name="MT5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7"><text:span text:style-name="MT6">Géométrie plane</text:span><text:span text:style-name="MT7"> : </text:span><text:span text:style-name="MT8">Parallèles, perpendiculaires,<text:line-break/> </text:span><text:span text:style-name="MT9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10">Géométrie plane : </text:span><text:span text:style-name="MT11">parallèles, perpendiculaires, </text:span><text:span text:style-name="MT2">distances</text:span></text:p></draw:text-box></draw:frame><draw:g text:anchor-type="paragraph" draw:z-index="23" draw:name="Shape4_23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10">Géométrie plane : </text:span><text:span text:style-name="MT11">parallèles, perpendiculaires, </text:span><text:span text:style-name="MT2">distances</text:span></text:p></draw:text-box></draw:frame><draw:g text:anchor-type="paragraph" draw:z-index="24" draw:name="Shape4_23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2">Symétrie axiale</text:span><text:span text:style-name="MT13"> : </text:span><text:span text:style-name="MT14">Axes de symétrie de figures</text:span></text:p>
      </style:header>
      <style:header-left>
        <text:p text:style-name="MP10"><text:span text:style-name="MT12">Symétrie axiale</text:span><text:span text:style-name="MT13"> : </text:span><text:span text:style-name="MT14">Axes de symétrie de figures</text:span></text:p>
      </style:header-left>
      <style:footer>
        <text:p text:style-name="MP1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2"><draw:g text:anchor-type="paragraph" draw:z-index="25" draw:name="Shape4_23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"><text:span text:style-name="MT2">S</text:span>ymétrie axiale : axes de symétrie de figures</text:p></draw:text-box></draw:frame></text:p>
      </style:footer>
      <style:footer-left>
        <text:p text:style-name="MP5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2"><draw:g text:anchor-type="paragraph" draw:z-index="26" draw:name="Shape4_23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Géométrie plane : </text:span><text:span text:style-name="MT4">parallèles, perpendiculaires, </text:span><text:span text:style-name="MT5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7"><text:span text:style-name="MT6">Géométrie plane</text:span><text:span text:style-name="MT7"> : </text:span><text:span text:style-name="MT8">Parallèles, perpendiculaires,<text:line-break/> </text:span><text:span text:style-name="MT9">distances</text:span></text:p>
      </style:header>
      <style:header-left>
        <text:p text:style-name="MP7"><text:span text:style-name="MT6">Géométrie plane</text:span><text:span text:style-name="MT7"> : </text:span><text:span text:style-name="MT8">Parallèles, perpendiculaires,<text:line-break/> </text:span><text:span text:style-name="MT9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10">Géométrie plane : </text:span><text:span text:style-name="MT11">parallèles, perpendiculaires, </text:span><text:span text:style-name="MT2">distances</text:span></text:p></draw:text-box></draw:frame><draw:g text:anchor-type="paragraph" draw:z-index="27" draw:name="Shape4_23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10">Géométrie plane : </text:span><text:span text:style-name="MT11">parallèles, perpendiculaires, </text:span><text:span text:style-name="MT2">distances</text:span></text:p></draw:text-box></draw:frame><draw:g text:anchor-type="paragraph" draw:z-index="28" draw:name="Shape4_23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2">S</text:span><text:span text:style-name="MT13">ymétrie axiale : Constructions</text:span></text:p>
      </style:header>
      <style:footer>
        <text:p text:style-name="MP1"><draw:frame draw:style-name="Mfr1" draw:name="Frame1210" text:anchor-type="paragraph" svg:y="-0.06cm" draw:z-index="0"><draw:text-box fo:min-height="0.499cm" fo:min-width="7.096cm"><draw:frame draw:style-name="Mfr2" draw:name="Frame21121" text:anchor-type="frame" svg:x="0.45cm" svg:y="0.079cm" svg:width="0.817cm" draw:z-index="0"><draw:text-box fo:min-height="0.355cm"><text:p text:style-name="MP2"><draw:g text:anchor-type="paragraph" draw:z-index="29" draw:name="Shape4_23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2" text:outline-level="1"><text:span text:style-name="MT2">S</text:span>ymétrie axiale : Constructions</text:h></draw:text-box></draw:frame></text:p>
      </style:footer>
      <style:footer-left>
        <text:p text:style-name="MP5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2"><draw:g text:anchor-type="paragraph" draw:z-index="30" draw:name="Shape4_23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Géométrie plane : </text:span><text:span text:style-name="MT4">parallèles, perpendiculaires, </text:span><text:span text:style-name="MT5">distances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10">Géométrie plane : </text:span><text:span text:style-name="MT11">parallèles, perpendiculaires, </text:span><text:span text:style-name="MT2">distances</text:span></text:p></draw:text-box></draw:frame><draw:g text:anchor-type="paragraph" draw:z-index="31" draw:name="Shape4_22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Symétrie axiale : constructions</text:p></draw:text-box></draw:frame><draw:g text:anchor-type="paragraph" draw:z-index="32" draw:name="Shape4_24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5">Symétrie axiale</text:span><text:span text:style-name="MT13"> : </text:span><text:span text:style-name="MT15">Médiatrice d’un segment</text:span></text:p>
      </style:header>
      <style:footer>
        <text:p text:style-name="MP1"><draw:frame draw:style-name="Mfr1" draw:name="Frame9131" text:anchor-type="paragraph" svg:y="-0.06cm" draw:z-index="0"><draw:text-box fo:min-height="0.499cm" fo:min-width="7.096cm"><draw:frame draw:style-name="Mfr2" draw:name="Frame10131" text:anchor-type="frame" svg:x="0.45cm" svg:y="0.079cm" svg:width="0.817cm" draw:z-index="0"><draw:text-box fo:min-height="0.355cm"><text:p text:style-name="MP2"><draw:g text:anchor-type="paragraph" draw:z-index="33" draw:name="Shape4_24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">S</text:span><text:span text:style-name="MT17">ymétrie axiale : </text:span><text:span text:style-name="MT18">Médiatrice d’un segment</text:span></text:h></draw:text-box></draw:frame></text:p>
      </style:footer>
      <style:footer-left>
        <text:p text:style-name="MP5"><draw:frame draw:style-name="Mfr1" draw:name="Frame11121" text:anchor-type="paragraph" svg:y="-0.06cm" draw:z-index="0"><draw:text-box fo:min-height="0.499cm" fo:min-width="7.096cm"><draw:frame draw:style-name="Mfr2" draw:name="Frame315" text:anchor-type="frame" svg:x="0.45cm" svg:y="0.079cm" svg:width="0.817cm" draw:z-index="0"><draw:text-box fo:min-height="0.355cm"><text:p text:style-name="MP2"><draw:g text:anchor-type="paragraph" draw:z-index="34" draw:name="Shape4_24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16">S</text:span><text:span text:style-name="MT17">ymétrie axiale : </text:span><text:span text:style-name="MT18">Médiatrice d’un segment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7"><text:span text:style-name="MT6">Géométrie plane</text:span><text:span text:style-name="MT7"> : </text:span><text:span text:style-name="MT8">Parallèles, perpendiculaires,<text:line-break/> </text:span><text:span text:style-name="MT9">distances</text:span></text:p>
      </style:header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10">Géométrie plane : </text:span><text:span text:style-name="MT11">parallèles, perpendiculaires, </text:span><text:span text:style-name="MT2">distances</text:span></text:p></draw:text-box></draw:frame><draw:g text:anchor-type="paragraph" draw:z-index="35" draw:name="Shape4_24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5" text:anchor-type="paragraph" svg:y="-0.06cm" draw:z-index="0"><draw:text-box fo:min-height="0.499cm" fo:min-width="3cm"><draw:frame draw:style-name="Mfr2" draw:name="Frame2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10">Géométrie plane : </text:span><text:span text:style-name="MT11">parallèles, perpendiculaires, </text:span><text:span text:style-name="MT2">distances</text:span></text:p></draw:text-box></draw:frame><draw:g text:anchor-type="paragraph" draw:z-index="36" draw:name="Shape4_24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5">Symétrie axiale</text:span><text:span text:style-name="MT13"> : </text:span><text:span text:style-name="MT19">Reconnaissance et axes</text:span></text:p>
      </style:header>
      <style:footer>
        <text:p text:style-name="MP1"><draw:frame draw:style-name="Mfr1" draw:name="Frame8113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37" draw:name="Shape4_24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2">S</text:span>ymétrie axiale : reconnaissance et axes</text:h></draw:text-box></draw:frame></text:p>
      </style:footer>
      <style:footer-left>
        <text:p text:style-name="MP5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2"><draw:g text:anchor-type="paragraph" draw:z-index="38" draw:name="Shape4_24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Géométrie plane : </text:span><text:span text:style-name="MT4">parallèles, perpendiculaires, </text:span><text:span text:style-name="MT5">distances</text:span></text:p></draw:text-box></draw:frame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7"><text:span text:style-name="MT6">Géométrie plane</text:span><text:span text:style-name="MT7"> : </text:span><text:span text:style-name="MT8">Parallèles, perpendiculaires,<text:line-break/> </text:span><text:span text:style-name="MT9">distances</text:span></text:p>
      </style:header>
      <style:footer>
        <text:p text:style-name="MP5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10">Géométrie plane : </text:span><text:span text:style-name="MT11">parallèles, perpendiculaires, </text:span><text:span text:style-name="MT2">distances</text:span></text:p></draw:text-box></draw:frame><draw:g text:anchor-type="paragraph" draw:z-index="39" draw:name="Shape4_24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10">Géométrie plane : </text:span><text:span text:style-name="MT11">parallèles, perpendiculaires, </text:span><text:span text:style-name="MT2">distances</text:span></text:p></draw:text-box></draw:frame><draw:g text:anchor-type="paragraph" draw:z-index="40" draw:name="Shape4_248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7">S</text:span><text:span text:style-name="MT20">olides</text:span> : <text:span text:style-name="MT7">Vocabulaire, nature</text:span></text:p>
      </style:header>
      <style:header-left>
        <text:p text:style-name="_5f_Header_20_G_20_page_20_impaire_20__28_D_29_"><text:span text:style-name="MT7">S</text:span><text:span text:style-name="MT20">olides</text:span> : <text:span text:style-name="MT7">Vocabulaire, nature</text:span></text:p>
      </style:header-left>
      <style:footer>
        <text:p text:style-name="MP5"><draw:frame draw:style-name="Mfr1" draw:name="Frame3113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solides : Vocabulaire, NatuRE</text:p></draw:text-box></draw:frame><draw:g text:anchor-type="paragraph" draw:z-index="41" draw:name="Shape4_2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solides : Vocabulaire, NatuRE</text:p></draw:text-box></draw:frame><draw:g text:anchor-type="paragraph" draw:z-index="42" draw:name="Shape4_25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21">S</text:span>olides : <text:span text:style-name="MT22">Patrons</text:span></text:p>
      </style:header>
      <style:header-left>
        <text:p text:style-name="_5f_Header_20_G_20_page_20_impaire_20__28_D_29_"><text:span text:style-name="MT21">S</text:span>olides : <text:span text:style-name="MT22">Patrons</text:span></text:p>
      </style:header-left>
      <style:footer>
        <text:p text:style-name="MP5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2"><draw:g text:anchor-type="paragraph" draw:z-index="43" draw:name="Shape4_22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23">solides : </text:span><text:span text:style-name="MT24">Patrons</text:span></text:h></draw:text-box></draw:frame></text:p>
      </style:footer>
      <style:footer-left>
        <text:p text:style-name="MP5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2"><draw:g text:anchor-type="paragraph" draw:z-index="44" draw:name="Shape4_25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23">solides : </text:span><text:span text:style-name="MT24">Patrons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7">Solides : </text:span><text:span text:style-name="MT25">Patrons</text:span></text:p>
      </style:header>
      <style:header-left>
        <text:p text:style-name="_5f_Header_20_G_20_page_20_paire_20__28_G_29_"><text:span text:style-name="MT7">Solides : </text:span><text:span text:style-name="MT25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solides : <text:span text:style-name="MT26">patrons</text:span></text:p></draw:text-box></draw:frame><draw:g text:anchor-type="paragraph" draw:z-index="45" draw:name="Shape4_2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26">patrons</text:span></text:h></draw:text-box></draw:frame><draw:g text:anchor-type="paragraph" draw:z-index="46" draw:name="Shape4_252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21">S</text:span>olides : <text:span text:style-name="MT27">Perspective cavalière</text:span></text:p>
      </style:header>
      <style:header-left>
        <text:p text:style-name="_5f_Header_20_G_20_page_20_impaire_20__28_D_29_"><text:span text:style-name="MT21">S</text:span>olides : <text:span text:style-name="MT27">Perspective cavalière</text:span></text:p>
      </style:header-left>
      <style:footer>
        <text:p text:style-name="MP5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2"><draw:g text:anchor-type="paragraph" draw:z-index="47" draw:name="Shape4_22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23">solides : </text:span><text:span text:style-name="MT28">perspective cavalière</text:span></text:h></draw:text-box></draw:frame></text:p>
      </style:footer>
      <style:footer-left>
        <text:p text:style-name="MP5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2"><draw:g text:anchor-type="paragraph" draw:z-index="48" draw:name="Shape4_25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23">solides : </text:span><text:span text:style-name="MT28">perspective cavalière</text:span></text:p></draw:text-box></draw:frame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16"><text:span text:style-name="MT7">S</text:span><text:span text:style-name="MT20">olides</text:span> : <text:span text:style-name="MT7">Vocabulaire, nature</text:span></text:p>
      </style:header>
      <style:header-left>
        <text:p text:style-name="MP16"><text:span text:style-name="MT7">S</text:span><text:span text:style-name="MT20">olides</text:span> : <text:span text:style-name="MT7">Vocabulaire, nature</text:span></text:p>
      </style:header-left>
      <style:footer>
        <text:p text:style-name="MP5"><draw:frame draw:style-name="Mfr1" draw:name="Frame340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solides : Vocabulaire, NatuRE</text:p></draw:text-box></draw:frame><draw:g text:anchor-type="paragraph" draw:z-index="49" draw:name="Shape4_22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solides : Vocabulaire, NatuRE</text:p></draw:text-box></draw:frame><draw:g text:anchor-type="paragraph" draw:z-index="50" draw:name="Shape4_25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21">S</text:span>olides : <text:span text:style-name="MT21">Vocabulaire, nature</text:span></text:p>
      </style:header>
      <style:header-left>
        <text:p text:style-name="_5f_Header_20_G_20_page_20_impaire_20__28_D_29_"><text:span text:style-name="MT21">S</text:span>olides : <text:span text:style-name="MT21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2"><draw:g text:anchor-type="paragraph" draw:z-index="51" draw:name="Shape4_25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7">solides : Vocabulaire, NatuRE</text:p></draw:text-box></draw:frame></text:h>
      </style:footer>
      <style:footer-left>
        <text:p text:style-name="MP5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7">solides : Vocabulaire, NatuRE</text:p></draw:text-box></draw:frame><draw:g text:anchor-type="paragraph" draw:z-index="52" draw:name="Shape4_256" draw:style-name="Mgr1"><draw:path draw:style-name="Mgr2" draw:text-style-name="MP3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29">Constructions géométriques : </text:span><text:span text:style-name="MT30">Rédiger</text:span></text:p>
      </style:header>
      <style:header-left>
        <text:p text:style-name="_5f_Header_20_G_20_page_20_paire_20__28_G_29_"><text:span text:style-name="MT29">Constructions géométriques : </text:span><text:span text:style-name="MT30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53" draw:name="Shape4_22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31">CONSTRUCTIONS Géométriques : </text:span><text:span text:style-name="MT32">Rédiger</text:span></text:p></draw:text-box></draw:frame></text:p>
      </style:footer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19"><text:span text:style-name="MT33">Constructions géométriques : </text:span><text:span text:style-name="MT34">Reproduire</text:span></text:p>
      </style:header>
      <style:footer>
        <text:p text:style-name="MP5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2"><draw:g text:anchor-type="paragraph" draw:z-index="54" draw:name="Shape10_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31">CONSTRUCTIONS Géométriques : <text:s/></text:span><text:span text:style-name="MT35">REPRODUIRE</text:span></text:p></draw:text-box></draw:frame></text:p>
      </style:footer>
      <style:footer-left>
        <text:p text:style-name="MP5"><draw:frame draw:style-name="Mfr1" draw:name="Frame350" text:anchor-type="paragraph" svg:y="-0.06cm" draw:z-index="0"><draw:text-box fo:min-height="0.499cm" fo:min-width="3cm"><draw:frame draw:style-name="Mfr2" draw:name="Frame913" text:anchor-type="frame" svg:x="0.45cm" svg:y="0.079cm" svg:width="0.817cm" draw:z-index="0"><draw:text-box fo:min-height="0.355cm"><text:p text:style-name="MP2"><draw:g text:anchor-type="paragraph" draw:z-index="55" draw:name="Shape10_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31">CONSTRUCTIONS Géométriques : <text:s/></text:span><text:span text:style-name="MT3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29">Constructions géométriques : </text:span><text:span text:style-name="MT36">Reproduire</text:span></text:p>
      </style:header>
      <style:header-left>
        <text:p text:style-name="_5f_Header_20_G_20_page_20_paire_20__28_G_29_"><text:span text:style-name="MT29">Constructions géométriques : </text:span><text:span text:style-name="MT36">Reproduire</text:span></text:p>
      </style:header-left>
      <style:footer>
        <text:p text:style-name="MP5"><draw:frame draw:style-name="Mfr1" draw:name="Frame612" text:anchor-type="paragraph" svg:y="-0.06cm" draw:z-index="0"><draw:text-box fo:min-height="0.499cm" fo:min-width="3cm"><draw:frame draw:style-name="Mfr2" draw:name="Frame713" text:anchor-type="frame" svg:x="0.45cm" svg:y="0.079cm" svg:width="0.817cm" draw:z-index="0"><draw:text-box fo:min-height="0.355cm"><text:p text:style-name="MP2"><draw:g text:anchor-type="paragraph" draw:z-index="56" draw:name="Shape4_22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31">CONSTRUCTIONS Géométriques : </text:span><text:span text:style-name="MT35">REPRODUIRE</text:span></text:p></draw:text-box></draw:frame></text:p>
      </style:footer>
      <style:footer-left>
        <text:p text:style-name="MP5"><draw:frame draw:style-name="Mfr1" draw:name="Frame12121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57" draw:name="Shape4_21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31">CONSTRUCTIONS Géométriques : <text:s/></text:span><text:span text:style-name="MT35">REPRODUIRE</text:span></text:p></draw:text-box></draw:frame></text:p>
      </style:footer-left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33">Constructions géométriques : </text:span><text:span text:style-name="MT34">Reproduire</text:span></text:p>
      </style:header>
      <style:header-left>
        <text:p text:style-name="MP21"><text:span text:style-name="MT33">Constructions géométriques : </text:span><text:span text:style-name="MT34">Reproduire</text:span></text:p>
      </style:header-left>
      <style:footer>
        <text:p text:style-name="MP5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8" draw:name="Shape4_218" draw:style-name="Mgr1"><draw:path draw:style-name="Mgr2" draw:text-style-name="MP3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0"><text:span text:style-name="MT31">CONSTRUCTIONS Géométriques : <text:s/></text:span><text:span text:style-name="MT35">REPRODUIRE</text:span></text:p></draw:text-box></draw:frame></text:p>
      </style:footer-left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2"><draw:g text:anchor-type="paragraph" draw:z-index="59" draw:name="Shape4_21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CONSTRUCTIONS Géométriques : construire</text:p></draw:text-box></draw:frame></text:p>
      </style:footer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23"><draw:line text:anchor-type="paragraph" draw:z-index="60" draw:name="Shape9_1" draw:style-name="Mgr3" draw:text-style-name="MP24" svg:x1="11.559cm" svg:y1="0.36cm" svg:x2="20.5cm" svg:y2="0.36cm"><text:p/></draw:line><draw:frame text:anchor-type="paragraph" draw:z-index="61" draw:name="Shape8_6" draw:style-name="Mgr4" draw:text-style-name="MP25" svg:width="2.703cm" svg:height="0.715cm" draw:transform="rotate (0.0872664625997165) translate (-0.172861111111111cm 0.218722222222222cm)"><draw:text-box><text:p text:style-name="MP24"><text:span text:style-name="MT37">Série 1</text:span></text:p></draw:text-box></draw:frame><draw:path text:anchor-type="paragraph" draw:z-index="62" draw:name="Shape7_1" draw:style-name="Mgr5" draw:text-style-name="MP26" svg:width="4.329cm" svg:height="2.24cm" svg:x="-1.499cm" svg:y="-1cm" svg:viewBox="0 0 4330 2241" svg:d="M0 2241l3984-288c209-15 363-168 345-342l-170-1611h-4159z"><text:p/></draw:path>T<text:span text:style-name="MT38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63" draw:name="Shape10_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39">Éléments de géométrie</text:span> • <text:span text:style-name="MT39">G0</text:span></text:p></draw:text-box></draw:frame></text:p>
      </style:footer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28">Géométrie de base, partie 1: nommer, mesurer</text:p>
      </style:header>
      <style:header-left>
        <text:p text:style-name="_5f_Header_20_G_20_page_20_impaire_20__28_D_29_">Géométrie plane : Vocabulaire</text:p>
        <text:p text:style-name="MP29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64" draw:name="Shape4_20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35">G</text:span><text:span text:style-name="MT40">éométrie </text:span><text:span text:style-name="MT41">plane </text:span><text:span text:style-name="MT40">: </text:span><text:span text:style-name="MT41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65" draw:name="Shape4_20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5">G</text:span><text:span text:style-name="MT40">éométrie </text:span><text:span text:style-name="MT42">plane</text:span><text:span text:style-name="MT40"> : </text:span><text:span text:style-name="MT42">vocabulaire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19"><text:span text:style-name="MT33">Constructions géométriques : </text:span><text:span text:style-name="MT34">Reproduire</text:span></text:p>
      </style:header>
      <style:header-left>
        <text:p text:style-name="MP19"><text:span text:style-name="MT33">Constructions géométriques : </text:span><text:span text:style-name="MT34">Reproduire</text:span></text:p>
      </style:header-left>
      <style:footer>
        <text:p text:style-name="MP5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2"><draw:g text:anchor-type="paragraph" draw:z-index="66" draw:name="Shape10_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31">CONSTRUCTIONS Géométriques : <text:s/></text:span><text:span text:style-name="MT35">REPRODUIRE</text:span></text:p></draw:text-box></draw:frame></text:p>
      </style:footer>
      <style:footer-left>
        <text:p text:style-name="MP5"><draw:frame draw:style-name="Mfr1" draw:name="Frame360" text:anchor-type="paragraph" svg:y="-0.06cm" draw:z-index="0"><draw:text-box fo:min-height="0.499cm" fo:min-width="3cm"><draw:frame draw:style-name="Mfr2" draw:name="Frame1013" text:anchor-type="frame" svg:x="0.45cm" svg:y="0.079cm" svg:width="0.817cm" draw:z-index="0"><draw:text-box fo:min-height="0.355cm"><text:p text:style-name="MP2"><draw:g text:anchor-type="paragraph" draw:z-index="67" draw:name="Shape10_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31">CONSTRUCTIONS Géométriques : <text:s/></text:span><text:span text:style-name="MT35">REPRODUIRE</text:span></text:p></draw:text-box></draw:frame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31"><text:span text:style-name="MT43"><text:s text:c="15"/>A</text:span>ires : Calculer une aire</text:p>
      </style:header>
      <style:footer>
        <text:p text:style-name="MP1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2"><draw:g text:anchor-type="paragraph" draw:z-index="68" draw:name="Shape4_161" draw:style-name="Mgr1"><draw:path draw:style-name="Mgr6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44">Calculer</text:span> : <text:span text:style-name="MT44">Additionner et soustraire</text:span></text:p>
      </style:header>
      <style:footer>
        <text:p text:style-name="MP5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 : additionner et soustraire</text:span><text:span text:style-name="MT46"> </text:span></text:p></draw:text-box></draw:frame><draw:g text:anchor-type="paragraph" draw:z-index="69" draw:name="Shape4_159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70" draw:name="Shape4_160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71" draw:name="Shape4_158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47">Aires </text:span>: <text:span text:style-name="MT47">problèmes <text:s text:c="4"/></text:span></text:h>
      </style:footer>
      <style:footer-left>
        <text:p text:style-name="MP37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38"><text:span text:style-name="MT43"><text:s text:c="15"/>A</text:span>ires : Aire et unité</text:p>
      </style:header>
      <style:header-left>
        <text:p text:style-name="MP38"><text:span text:style-name="MT43"><text:s text:c="15"/>A</text:span>ires : Aire et unité</text:p>
      </style:header-left>
      <style:footer>
        <text:p text:style-name="MP1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137" draw:name="Shape4_157" draw:style-name="Mgr1"><draw:path draw:style-name="Mgr6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44">Calculer</text:span> : <text:span text:style-name="MT44">Additionner et soustraire</text:span></text:p>
      </style:header>
      <style:header-left>
        <text:p text:style-name="Header"><text:s/><text:span text:style-name="MT44">Calculer</text:span> : <text:span text:style-name="MT44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 : additionner et soustraire</text:span><text:span text:style-name="MT46"> </text:span></text:p></draw:text-box></draw:frame><draw:g text:anchor-type="paragraph" draw:z-index="138" draw:name="Shape4_100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139" draw:name="Shape4_155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140" draw:name="Shape4_156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40"><text:span text:style-name="MT48">Conversions d’unités : </text:span><text:span text:style-name="MT49">Problèmes</text:span></text:p>
      </style:header>
      <style:header-left>
        <text:p text:style-name="MP40"><text:span text:style-name="MT48">Conversions d’unités : </text:span><text:span text:style-name="MT49">Problèmes</text:span></text:p>
      </style:header-left>
      <style:footer>
        <text:p text:style-name="MP1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50">Conversions d’unités : </text:span><text:span text:style-name="MT51">problèmes</text:span></text:p></draw:text-box></draw:frame><draw:g text:anchor-type="paragraph" draw:z-index="141" draw:name="Shape4_6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2">Conversions d’unités : </text:span><text:span text:style-name="MT51">problèmes</text:span></text:p></draw:text-box></draw:frame><draw:g text:anchor-type="paragraph" draw:z-index="142" draw:name="Shape4_142" draw:style-name="Mgr1"><draw:path draw:style-name="Mgr7" draw:text-style-name="MP35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53">Conversions d’unités : </text:span><text:span text:style-name="MT49">Problèmes</text:span></text:p>
      </style:header>
      <style:header-left>
        <text:p text:style-name="_5f_Header_20_N_20_page_20_paire_20__28_G_29_"><text:s/><text:span text:style-name="MT53">Conversions d’unités : </text:span><text:span text:style-name="MT49">Problèmes</text:span></text:p>
      </style:header-left>
      <style:footer>
        <text:p text:style-name="MP5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50">Conversions d’unités : </text:span><text:span text:style-name="MT51">problèmes</text:span></text:p></draw:text-box></draw:frame><draw:g text:anchor-type="paragraph" draw:z-index="143" draw:name="Shape4_147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54">Conversions d’unités </text:span><text:span text:style-name="MT46">: </text:span><text:span text:style-name="MT54">problèmes</text:span></text:p></draw:text-box></draw:frame><draw:g text:anchor-type="paragraph" draw:z-index="144" draw:name="Shape4_63" draw:style-name="Mgr1"><draw:path draw:style-name="Mgr7" draw:text-style-name="MP35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48">Conversions d’unités : </text:span><text:span text:style-name="MT55">Aires</text:span></text:p>
      </style:header>
      <style:header-left>
        <text:p text:style-name="_5f_Header_20_N_20_page_20_paire_20__28_G_29_"><text:span text:style-name="MT48">Conversions d’unités : </text:span><text:span text:style-name="MT55">Aires</text:span></text:p>
      </style:header-left>
      <style:footer>
        <text:p text:style-name="MP1"><draw:frame draw:style-name="Mfr1" draw:name="Frame311111111111111" text:anchor-type="paragraph" svg:y="-0.06cm" draw:z-index="0"><draw:text-box fo:min-height="0.499cm" fo:min-width="3cm"><draw:frame draw:style-name="Mfr2" draw:name="Frame41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50">Conversions d’unités : </text:span><text:span text:style-name="MT56">Aires</text:span></text:h></draw:text-box></draw:frame><draw:g text:anchor-type="paragraph" draw:z-index="145" draw:name="Shape4_146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53">Conversions d’unités : </text:span><text:span text:style-name="MT55">Aires</text:span></text:p>
      </style:header>
      <style:header-left>
        <text:p text:style-name="Header"><text:s/><text:span text:style-name="MT53">Conversions d’unités : </text:span><text:span text:style-name="MT55">Aires</text:span></text:p>
      </style:header-left>
      <style:footer>
        <text:p text:style-name="MP5"><draw:frame draw:style-name="Mfr1" draw:name="Frame1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50">Conversions d’unités : </text:span><text:span text:style-name="MT56">aires</text:span></text:p></draw:text-box></draw:frame><draw:g text:anchor-type="paragraph" draw:z-index="146" draw:name="Shape4_5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147" draw:name="Shape4_153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148" draw:name="Shape4_2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48">Conversions d’unités : </text:span><text:span text:style-name="MT57">Vitesse</text:span></text:p>
      </style:header>
      <style:header-left>
        <text:p text:style-name="_5f_Header_20_N_20_page_20_impaire_20__28_D_29_"><text:span text:style-name="MT48">Conversions d’unités : </text:span><text:span text:style-name="MT57">Vitesse</text:span></text:p>
      </style:header-left>
      <style:footer>
        <text:p text:style-name="MP1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50">Conversions d’unités : </text:span><text:span text:style-name="MT58">vitesse</text:span><text:span text:style-name="MT46"> </text:span></text:p></draw:text-box></draw:frame><draw:g text:anchor-type="paragraph" draw:z-index="149" draw:name="Shape4_140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50" draw:name="Shape4_4" draw:style-name="Mgr1"><draw:path draw:style-name="Mgr7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2">Conversions d’unités : </text:span><text:span text:style-name="MT58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53">Conversions d’unités : </text:span><text:span text:style-name="MT59">Temps et durées</text:span></text:p>
      </style:header>
      <style:header-left>
        <text:p text:style-name="_5f_Header_20_N_20_page_20_impaire_20__28_D_29_"><text:s/><text:span text:style-name="MT53">Conversions d’unités : </text:span><text:span text:style-name="MT59">Temps et durées</text:span></text:p>
      </style:header-left>
      <style:footer>
        <text:p text:style-name="MP5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50">Conversions d’unités : </text:span><text:span text:style-name="MT60">Temps et </text:span><text:span text:style-name="MT61">Durée</text:span><text:span text:style-name="MT46"> </text:span></text:p></draw:text-box></draw:frame><draw:g text:anchor-type="paragraph" draw:z-index="151" draw:name="Shape4_137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152" draw:name="Shape4_143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153" draw:name="Shape4_144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48">Conversions d’unités : </text:span><text:span text:style-name="MT62">Temps et d</text:span><text:span text:style-name="MT63">urées</text:span></text:p>
      </style:header>
      <style:header-left>
        <text:p text:style-name="_5f_Header_20_N_20_page_20_impaire_20__28_D_29_"><text:span text:style-name="MT48">Conversions d’unités : </text:span><text:span text:style-name="MT62">Temps et d</text:span><text:span text:style-name="MT63">urées</text:span></text:p>
      </style:header-left>
      <style:footer>
        <text:p text:style-name="MP1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50">Conversions d’unités : </text:span><text:span text:style-name="MT64">temps et </text:span><text:span text:style-name="MT65">durées</text:span><text:span text:style-name="MT46"> </text:span></text:p></draw:text-box></draw:frame><draw:g text:anchor-type="paragraph" draw:z-index="154" draw:name="Shape4_132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55" draw:name="Shape4_141" draw:style-name="Mgr1"><draw:path draw:style-name="Mgr7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2">Conversions d’unités : </text:span><text:span text:style-name="MT64">temps et </text:span><text:span text:style-name="MT65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53">Conversions d’unités : </text:span><text:span text:style-name="MT62">Temps et d</text:span><text:span text:style-name="MT63">urées</text:span></text:p>
      </style:header>
      <style:header-left>
        <text:p text:style-name="Header"><text:s/><text:span text:style-name="MT53">Conversions d’unités : </text:span><text:span text:style-name="MT62">Temps et d</text:span><text:span text:style-name="MT63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50">Conversions d’unités : </text:span><text:span text:style-name="MT64">temps et </text:span><text:span text:style-name="MT65">durées</text:span><text:span text:style-name="MT46"> </text:span></text:p></draw:text-box></draw:frame><draw:g text:anchor-type="paragraph" draw:z-index="156" draw:name="Shape4_131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157" draw:name="Shape4_138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158" draw:name="Shape4_139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48">Conversions d’unités : </text:span><text:span text:style-name="MT66">Capacités</text:span></text:p>
      </style:header>
      <style:header-left>
        <text:p text:style-name="_5f_Header_20_N_20_page_20_impaire_20__28_D_29_"><text:span text:style-name="MT48">Conversions d’unités : </text:span><text:span text:style-name="MT66">Capacités</text:span></text:p>
      </style:header-left>
      <style:footer>
        <text:p text:style-name="MP1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50">Conversions d’unités : </text:span><text:span text:style-name="MT67">Capacités</text:span><text:span text:style-name="MT46"> </text:span></text:p></draw:text-box></draw:frame><draw:g text:anchor-type="paragraph" draw:z-index="159" draw:name="Shape4_148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53">Conversions d’unités : </text:span><text:span text:style-name="MT66">Capacités</text:span></text:p>
      </style:header>
      <style:header-left>
        <text:p text:style-name="Header"><text:s/><text:span text:style-name="MT53">Conversions d’unités : </text:span><text:span text:style-name="MT66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50">Conversions d’unités : </text:span><text:span text:style-name="MT68">capacités</text:span><text:span text:style-name="MT46"> </text:span></text:p></draw:text-box></draw:frame><draw:g text:anchor-type="paragraph" draw:z-index="160" draw:name="Shape4_136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161" draw:name="Shape4_134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162" draw:name="Shape4_135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69"><text:s/></text:span><text:span text:style-name="MT53">Conversions d’unités : </text:span><text:span text:style-name="MT69">masses</text:span></text:p>
      </style:header>
      <style:header-left>
        <text:p text:style-name="_5f_Header_20_N_20_page_20_impaire_20__28_D_29_"><text:span text:style-name="MT69"><text:s/></text:span><text:span text:style-name="MT53">Conversions d’unités : </text:span><text:span text:style-name="MT69">masses</text:span></text:p>
      </style:header-left>
      <style:footer>
        <text:p text:style-name="MP42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50">Conversions d’unités : </text:span><text:span text:style-name="MT70">Masses</text:span><text:span text:style-name="MT46"> </text:span></text:p></draw:text-box></draw:frame><draw:g text:anchor-type="paragraph" draw:z-index="163" draw:name="Shape4_128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draw:g text:anchor-type="paragraph" draw:z-index="164" draw:name="Shape4_126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165" draw:name="Shape4_3" draw:style-name="Mgr1"><draw:path draw:style-name="Mgr7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2">Conversions d’unités : </text:span><text:span text:style-name="MT71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53">Conversions d’unités : </text:span><text:span text:style-name="MT69">masses</text:span></text:p>
      </style:header>
      <style:header-left>
        <text:p text:style-name="_5f_Header_20_N_20_page_20_impaire_20__28_D_29_"><text:s/><text:span text:style-name="MT53">Conversions d’unités : </text:span><text:span text:style-name="MT69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50">Conversions d’unités : </text:span><text:span text:style-name="MT72">masses</text:span><text:span text:style-name="MT46"> </text:span></text:p></draw:text-box></draw:frame><draw:g text:anchor-type="paragraph" draw:z-index="166" draw:name="Shape4_123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167" draw:name="Shape4_129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168" draw:name="Shape4_130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43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176" draw:name="Shape4_109" draw:style-name="Mgr1"><draw:path draw:style-name="Mgr6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73">Périmètre : </text:span><text:span text:style-name="MT74">Problèmes</text:span></text:p></draw:text-box></draw:frame></text:p>
      </style:footer>
      <style:footer-left>
        <text:p text:style-name="MP43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text:span text:style-name="MT73">Périmètre : </text:span><text:span text:style-name="MT74">Problèmes</text:span></text:p></draw:text-box></draw:frame><draw:g text:anchor-type="paragraph" draw:z-index="177" draw:name="Shape4_122" draw:style-name="Mgr1"><draw:path draw:style-name="Mgr6" draw:text-style-name="MP32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44">Calculer</text:span> : <text:span text:style-name="MT44">Additionner et soustraire</text:span></text:p>
      </style:header>
      <style:header-left>
        <text:p text:style-name="Header"><text:s/><text:span text:style-name="MT44">Calculer</text:span> : <text:span text:style-name="MT44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 : additionner et soustraire</text:span><text:span text:style-name="MT46"> </text:span></text:p></draw:text-box></draw:frame><draw:g text:anchor-type="paragraph" draw:z-index="178" draw:name="Shape4_108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179" draw:name="Shape4_120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180" draw:name="Shape4_121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1" draw:name="Shape3_16" draw:style-name="Mgr9" draw:text-style-name="MP24" svg:x1="12.726cm" svg:y1="0.399cm" svg:x2="20.496cm" svg:y2="0.36cm"><text:p/></draw:line><text:span text:style-name="MT75">Périmètre</text:span> : <text:span text:style-name="MT76">Périmètres et unités</text:span></text:p>
      </style:header>
      <style:header-left>
        <text:p text:style-name="MP45"><draw:line text:anchor-type="paragraph" draw:z-index="183" draw:name="Shape3_17" draw:style-name="Mgr9" draw:text-style-name="MP24" svg:x1="16.083cm" svg:y1="0.383cm" svg:x2="20.496cm" svg:y2="0.36cm"><text:p/></draw:line><text:span text:style-name="MT75">Périmètre</text:span> : <text:span text:style-name="MT76">Périmètres et unités</text:span></text:p>
      </style:header-left>
      <style:footer>
        <text:p text:style-name="MP1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182" draw:name="Shape4_107" draw:style-name="Mgr1"><draw:path draw:style-name="Mgr6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77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44">Calculer</text:span> : <text:span text:style-name="MT44">Additionner et soustraire</text:span></text:p>
      </style:header>
      <style:header-left>
        <text:p text:style-name="Header"><text:s/><text:span text:style-name="MT44">Calculer</text:span> : <text:span text:style-name="MT44">Additionner et soustraire</text:span></text:p>
      </style:header-left>
      <style:footer>
        <text:p text:style-name="MP5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 : additionner et soustraire</text:span><text:span text:style-name="MT46"> </text:span></text:p></draw:text-box></draw:frame><draw:g text:anchor-type="paragraph" draw:z-index="184" draw:name="Shape4_12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185" draw:name="Shape4_263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186" draw:name="Shape4_265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7" draw:name="Shape3_11" draw:style-name="Mgr9" draw:text-style-name="MP24" svg:x1="12.45cm" svg:y1="0.362cm" svg:x2="20.497cm" svg:y2="0.36cm"><text:p/></draw:line><text:span text:style-name="MT75">Périmètre</text:span> : <text:span text:style-name="MT78">Mesurer, reporter</text:span></text:p>
      </style:header>
      <style:header-left>
        <text:p text:style-name="_5f_Header_20_M_20_page_20_impaire_20__28_D_29_"><draw:line text:anchor-type="paragraph" draw:z-index="189" draw:name="Shape3_20" draw:style-name="Mgr9" draw:text-style-name="MP24" svg:x1="12.45cm" svg:y1="0.362cm" svg:x2="20.497cm" svg:y2="0.36cm"><text:p/></draw:line><text:span text:style-name="MT75">Périmètre</text:span> : <text:span text:style-name="MT78">Mesurer, reporter</text:span></text:p>
      </style:header-left>
      <style:footer>
        <text:p text:style-name="MP1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188" draw:name="Shape4_113" draw:style-name="Mgr1"><draw:path draw:style-name="Mgr6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73">Périmètre : </text:span><text:span text:style-name="MT79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44">Calculer</text:span> : <text:span text:style-name="MT44">Additionner et soustraire</text:span></text:p>
      </style:header>
      <style:header-left>
        <text:p text:style-name="Header"><text:s/><text:span text:style-name="MT44">Calculer</text:span> : <text:span text:style-name="MT44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 : additionner et soustraire</text:span><text:span text:style-name="MT46"> </text:span></text:p></draw:text-box></draw:frame><draw:g text:anchor-type="paragraph" draw:z-index="190" draw:name="Shape4_18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191" draw:name="Shape4_114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192" draw:name="Shape4_115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5">Périmètre</text:span> : <text:span text:style-name="MT75">Calculs sur une figure</text:span></text:p>
      </style:header>
      <style:header-left>
        <text:p text:style-name="_5f_Header_20_M_20_page_20_paire_20__28_G_29_"><text:span text:style-name="MT75">Périmètre</text:span> : <text:span text:style-name="MT75">Calculs sur une figure</text:span></text:p>
      </style:header-left>
      <style:footer>
        <text:p text:style-name="MP1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193" draw:name="Shape4_94" draw:style-name="Mgr1"><draw:path draw:style-name="Mgr6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194" draw:name="Shape4_95" draw:style-name="Mgr1"><draw:path draw:style-name="Mgr6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5" draw:name="Shape4_96" draw:style-name="Mgr1"><draw:path draw:style-name="Mgr6" draw:text-style-name="MP32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44">Calculer</text:span> : <text:span text:style-name="MT44">Additionner et soustraire</text:span></text:p>
      </style:header>
      <style:header-left>
        <text:p text:style-name="Header"><text:s/><text:span text:style-name="MT44">Calculer</text:span> : <text:span text:style-name="MT44">Additionner et soustraire</text:span></text:p>
      </style:header-left>
      <style:footer>
        <text:p text:style-name="MP5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 : additionner et soustraire</text:span><text:span text:style-name="MT46"> </text:span></text:p></draw:text-box></draw:frame><draw:g text:anchor-type="paragraph" draw:z-index="196" draw:name="Shape4_93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197" draw:name="Shape4_102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198" draw:name="Shape4_101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80">Proportionnalité et pourcentage</text:span><text:span text:style-name="MT81"> </text:span>: <text:span text:style-name="MT82">Pourcentages</text:span> </text:p>
      </style:header>
      <style:header-left>
        <text:p text:style-name="_5f_Header_20_D_20_page_20_impaire_20__28_D_29_"><text:span text:style-name="MT80">Proportionnalité et pourcentage</text:span><text:span text:style-name="MT81"> </text:span>: <text:span text:style-name="MT82">Pourcentages</text:span> </text:p>
      </style:header-left>
      <style:footer>
        <text:p text:style-name="MP1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199" draw:name="Shape4_98" draw:style-name="Mgr1"><draw:path draw:style-name="Mgr8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83">Proportionnalité et pourcentage : </text:span><text:span text:style-name="MT84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7"><text:span text:style-name="MT85">Proportionnalité et pourcentages : </text:span><text:span text:style-name="MT84">pourcentages</text:span></text:p></draw:text-box></draw:frame><draw:g text:anchor-type="paragraph" draw:z-index="200" draw:name="Shape4_112" draw:style-name="Mgr1"><draw:path draw:style-name="Mgr8" draw:text-style-name="MP36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80">Proportionnalité et pourcentages</text:span><text:span text:style-name="MT81"> </text:span>: <text:span text:style-name="MT80">proportionnalité</text:span> </text:p>
        <text:p text:style-name="MP48"/>
      </style:header>
      <style:header-left>
        <text:p text:style-name="Header"><text:span text:style-name="MT80">Proportionnalité et pourcentages</text:span><text:span text:style-name="MT81"> </text:span>: <text:span text:style-name="MT80">proportionnalité</text:span> </text:p>
        <text:p text:style-name="MP48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Proportionnalité et pourcentages : proportionalité</text:p></draw:text-box></draw:frame><draw:g text:anchor-type="paragraph" draw:z-index="201" draw:name="Shape4_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: </text:p></draw:text-box></draw:frame><draw:g text:anchor-type="paragraph" draw:z-index="202" draw:name="Shape4_9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86">Utiliser des données</text:span> : <text:span text:style-name="MT86">Organiser</text:span> </text:p>
      </style:header>
      <style:header-left>
        <text:p text:style-name="MP51"><text:span text:style-name="MT86">Utiliser des données</text:span> : <text:span text:style-name="MT86">Organiser</text:span> </text:p>
      </style:header-left>
      <style:footer>
        <text:p text:style-name="MP1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13" draw:name="Shape4_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2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2"><draw:g text:anchor-type="paragraph" draw:z-index="214" draw:name="Shape4_7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2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81">Utilis</text:span><text:span text:style-name="MT87">er des</text:span><text:span text:style-name="MT81"> données </text:span>: <text:span text:style-name="MT88">Organiser</text:span> </text:p>
      </style:header>
      <style:header-left>
        <text:p text:style-name="_5f_Header_20_D_20_page_20_paire_20__28_G_29_"><text:s/><text:span text:style-name="MT81">Utilis</text:span><text:span text:style-name="MT87">er des</text:span><text:span text:style-name="MT81"> données </text:span>: <text:span text:style-name="MT88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89">Utilis</text:span><text:span text:style-name="MT90">er</text:span><text:span text:style-name="MT89"> de</text:span><text:span text:style-name="MT90">s</text:span><text:span text:style-name="MT89"> données</text:span><text:span text:style-name="MT46"> : </text:span><text:span text:style-name="MT91">Organiser</text:span><text:span text:style-name="MT46"> </text:span></text:p></draw:text-box></draw:frame><draw:g text:anchor-type="paragraph" draw:z-index="215" draw:name="Shape4_74" draw:style-name="Mgr1"><draw:path draw:style-name="Mgr8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89">Utilis</text:span><text:span text:style-name="MT90">er</text:span><text:span text:style-name="MT89"> de</text:span><text:span text:style-name="MT90">s</text:span><text:span text:style-name="MT89"> données</text:span><text:span text:style-name="MT46"> : </text:span><text:span text:style-name="MT91">Organiser</text:span><text:span text:style-name="MT46"> </text:span></text:p></draw:text-box></draw:frame><draw:g text:anchor-type="paragraph" draw:z-index="216" draw:name="Shape4_75" draw:style-name="Mgr1"><draw:path draw:style-name="Mgr8" draw:text-style-name="MP53" svg:width="0.855cm" svg:height="1.172cm" svg:x="-0.268cm" svg:y="-0.175cm" svg:viewBox="0 0 856 1173" svg:d="M856 1173h-856v-991c0-100 79-182 175-182h505c97 0 176 82 176 182z"><text:p/></draw:path></draw:g><draw:g text:anchor-type="paragraph" draw:z-index="217" draw:name="Shape4_259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54"><text:span text:style-name="MT92">Repères du plan : Se repérer</text:span> </text:p>
      </style:header>
      <style:header-left>
        <text:p text:style-name="MP54"><text:span text:style-name="MT92">Repères du plan : Se repérer</text:span> </text:p>
      </style:header-left>
      <style:footer>
        <text:p text:style-name="MP1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2"><draw:g text:anchor-type="paragraph" draw:z-index="218" draw:name="Shape4_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2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19" draw:name="Shape4_11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2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s/><text:span text:style-name="MT81">Utilis</text:span><text:span text:style-name="MT87">er des</text:span><text:span text:style-name="MT81"> données </text:span>: <text:span text:style-name="MT93">Représenter</text:span> </text:p>
      </style:header>
      <style:header-left>
        <text:p text:style-name="_5f_Header_20_D_20_page_20_paire_20__28_G_29_"><text:span text:style-name="_5f_Caractères"><text:span text:style-name="MT94"><text:s/>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34"><text:span text:style-name="MT89">Utilis</text:span><text:span text:style-name="MT90">er</text:span><text:span text:style-name="MT89"> de</text:span><text:span text:style-name="MT90">s</text:span><text:span text:style-name="MT89"> données</text:span><text:span text:style-name="MT46"> : </text:span><text:span text:style-name="MT96">représenter</text:span><text:span text:style-name="MT46"> </text:span></text:p></draw:text-box></draw:frame><draw:g text:anchor-type="paragraph" draw:z-index="220" draw:name="Shape4_70" draw:style-name="Mgr1"><draw:path draw:style-name="Mgr8" draw:text-style-name="MP36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89">Utilis</text:span><text:span text:style-name="MT90">er</text:span><text:span text:style-name="MT89"> de</text:span><text:span text:style-name="MT90">s</text:span><text:span text:style-name="MT89"> données</text:span><text:span text:style-name="MT46"> : </text:span><text:span text:style-name="MT96">représenter</text:span><text:span text:style-name="MT46"> </text:span></text:p></draw:text-box></draw:frame><draw:g text:anchor-type="paragraph" draw:z-index="221" draw:name="Shape4_91" draw:style-name="Mgr1"><draw:path draw:style-name="Mgr8" draw:text-style-name="MP53" svg:width="0.855cm" svg:height="1.172cm" svg:x="-0.268cm" svg:y="-0.175cm" svg:viewBox="0 0 856 1173" svg:d="M856 1173h-856v-991c0-100 79-182 175-182h505c97 0 176 82 176 182z"><text:p/></draw:path></draw:g><draw:g text:anchor-type="paragraph" draw:z-index="222" draw:name="Shape4_90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26" draw:name="Shape4_82" draw:style-name="Mgr1"><draw:path draw:style-name="Mgr7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97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6">Résoudre des problèmes</text:p></draw:text-box></draw:frame><draw:g text:anchor-type="paragraph" draw:z-index="227" draw:name="Shape4_97" draw:style-name="Mgr1"><draw:path draw:style-name="Mgr7" draw:text-style-name="MP35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44">Calculer</text:span> : <text:span text:style-name="MT44">Additionner et soustraire</text:span></text:p>
      </style:header>
      <style:header-left>
        <text:p text:style-name="Header"><text:s/><text:span text:style-name="MT44">Calculer</text:span> : <text:span text:style-name="MT44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 : additionner et soustraire</text:span><text:span text:style-name="MT46"> </text:span></text:p></draw:text-box></draw:frame><draw:g text:anchor-type="paragraph" draw:z-index="228" draw:name="Shape4_68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229" draw:name="Shape4_89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230" draw:name="Shape4_83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98">Calculer : </text:span><text:span text:style-name="MT99">Distributivité</text:span><text:span text:style-name="MT98"> </text:span></text:p>
      </style:header>
      <style:header-left>
        <text:p text:style-name="_5f_Header_20_N_20_page_20_impaire_20__28_D_29_"><text:span text:style-name="MT98">Calculer : </text:span><text:span text:style-name="MT99">Distributivité</text:span><text:span text:style-name="MT98"> </text:span></text:p>
      </style:header-left>
      <style:footer>
        <text:p text:style-name="MP1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2"><draw:g text:anchor-type="paragraph" draw:z-index="236" draw:name="Shape4_79" draw:style-name="Mgr1"><draw:path draw:style-name="Mgr7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100">calculer</text:span><text:span text:style-name="MT101"> : </text:span><text:span text:style-name="MT102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44">Calculer</text:span> : <text:span text:style-name="MT44">Additionner et soustraire</text:span></text:p>
      </style:header>
      <style:header-left>
        <text:p text:style-name="Header"><text:s/><text:span text:style-name="MT44">Calculer</text:span> : <text:span text:style-name="MT44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 : additionner et soustraire</text:span><text:span text:style-name="MT46"> </text:span></text:p></draw:text-box></draw:frame><draw:g text:anchor-type="paragraph" draw:z-index="237" draw:name="Shape4_64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238" draw:name="Shape4_80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239" draw:name="Shape4_81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98">Calculer : </text:span><text:span text:style-name="MT103">Critères de divisibilité</text:span><text:span text:style-name="MT98"> </text:span></text:p>
      </style:header>
      <style:header-left>
        <text:p text:style-name="_5f_Header_20_N_20_page_20_impaire_20__28_D_29_"><text:span text:style-name="MT98">Calculer : </text:span><text:span text:style-name="MT103">Critères de divisibilité</text:span><text:span text:style-name="MT98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240" draw:name="Shape4_61" draw:style-name="Mgr1"><draw:path draw:style-name="Mgr7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100">calculer</text:span><text:span text:style-name="MT101"> : </text:span><text:span text:style-name="MT104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8"><text:span text:style-name="MT100">calculer</text:span><text:span text:style-name="MT101"> : </text:span><text:span text:style-name="MT104">critères de divisibilité</text:span></text:p></draw:text-box></draw:frame><draw:g text:anchor-type="paragraph" draw:z-index="241" draw:name="Shape4_65" draw:style-name="Mgr1"><draw:path draw:style-name="Mgr7" draw:text-style-name="MP35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59"><text:span text:style-name="MT105">G</text:span>éométrie plane : Parallèles, perpendiculaires,<text:line-break/> distances</text:p>
      </style:header>
      <style:header-left>
        <text:p text:style-name="MP60"><text:s/><text:span text:style-name="MT105">Géométrie plane</text:span> : <text:span text:style-name="MT11">P</text:span><text:span text:style-name="MT106">arallèles, perpendiculaires,<text:line-break/> </text:span><text:span text:style-name="MT13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3">Géométrie plane : </text:span><text:span text:style-name="MT4">parallèles, perpendiculaires, </text:span><text:span text:style-name="MT5">distances</text:span></text:h></draw:text-box></draw:frame><draw:g text:anchor-type="paragraph" draw:z-index="242" draw:name="Shape4_59" draw:style-name="Mgr1"><draw:path draw:style-name="Mgr2" draw:text-style-name="MP3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61" text:outline-level="1"><text:span text:style-name="MT107">G</text:span>éométrie plane : Parallèles, perpendiculaires, distances</text:h></draw:text-box></draw:frame><draw:g text:anchor-type="paragraph" draw:z-index="243" draw:name="Shape4_62" draw:style-name="Mgr1"><draw:path draw:style-name="Mgr2" draw:text-style-name="MP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98">Calculer : </text:span><text:span text:style-name="MT108">Diviser</text:span><text:span text:style-name="MT98"> </text:span></text:p>
      </style:header>
      <style:header-left>
        <text:p text:style-name="_5f_Header_20_N_20_page_20_impaire_20__28_D_29_"><text:span text:style-name="MT98">Calculer : </text:span><text:span text:style-name="MT108">Diviser</text:span><text:span text:style-name="MT98"> </text:span></text:p>
      </style:header-left>
      <style:footer>
        <text:p text:style-name="MP1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7"><draw:g text:anchor-type="paragraph" draw:z-index="244" draw:name="Shape4_51" draw:style-name="Mgr1"><draw:path draw:style-name="Mgr7" draw:text-style-name="MP35" svg:width="0.855cm" svg:height="1.172cm" svg:x="7.545cm" svg:y="-0.194cm" svg:viewBox="0 0 856 1173" svg:d="M856 1173h-856v-991c0-100 79-182 175-182h505c97 0 176 82 176 182z"><text:p/></draw:path></draw:g><text:span text:style-name="MT100">calculer</text:span><text:span text:style-name="MT101"> : </text:span><text:span text:style-name="MT109">diviser</text:span></text:p></draw:text-box></draw:frame></text:p>
      </style:footer>
      <style:footer-left>
        <text:p text:style-name="MP1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8"><text:span text:style-name="MT100">calculer</text:span><text:span text:style-name="MT101"> : </text:span><text:span text:style-name="MT109">diviser</text:span></text:p></draw:text-box></draw:frame><draw:g text:anchor-type="paragraph" draw:z-index="245" draw:name="Shape4_60" draw:style-name="Mgr1"><draw:path draw:style-name="Mgr7" draw:text-style-name="MP35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44">Calculer</text:span> : <text:span text:style-name="MT44">Additionner et soustraire</text:span></text:p>
      </style:header>
      <style:header-left>
        <text:p text:style-name="Header"><text:s/><text:span text:style-name="MT44">Calculer</text:span> : <text:span text:style-name="MT44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 : additionner et soustraire</text:span><text:span text:style-name="MT46"> </text:span></text:p></draw:text-box></draw:frame><draw:g text:anchor-type="paragraph" draw:z-index="246" draw:name="Shape4_54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247" draw:name="Shape4_57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248" draw:name="Shape4_58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62">Calculer : <text:span text:style-name="MT110">Multiplier</text:span> </text:p>
      </style:header>
      <style:header-left>
        <text:p text:style-name="MP62">Calculer : <text:span text:style-name="MT110">Multiplier</text:span> </text:p>
      </style:header-left>
      <style:footer>
        <text:p text:style-name="MP1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7"><draw:g text:anchor-type="paragraph" draw:z-index="249" draw:name="Shape4_55" draw:style-name="Mgr1"><draw:path draw:style-name="Mgr7" draw:text-style-name="MP35" svg:width="0.855cm" svg:height="1.172cm" svg:x="7.535cm" svg:y="-0.178cm" svg:viewBox="0 0 856 1173" svg:d="M856 1173h-856v-991c0-100 79-182 175-182h505c97 0 176 82 176 182z"><text:p/></draw:path></draw:g><text:span text:style-name="MT100">calculer</text:span><text:span text:style-name="MT101"> : </text:span><text:span text:style-name="MT111">Multiplier</text:span></text:p></draw:text-box></draw:frame></text:p>
      </style:footer>
      <style:footer-left>
        <text:p text:style-name="MP1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8"><text:span text:style-name="MT100">calculer</text:span><text:span text:style-name="MT101"> : </text:span><text:span text:style-name="MT111">Multiplier</text:span></text:p></draw:text-box></draw:frame><draw:g text:anchor-type="paragraph" draw:z-index="250" draw:name="Shape4_262" draw:style-name="Mgr1"><draw:path draw:style-name="Mgr7" draw:text-style-name="MP35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44">Calculer</text:span> : <text:span text:style-name="MT44">Additionner et soustraire</text:span></text:p>
      </style:header>
      <style:header-left>
        <text:p text:style-name="Header"><text:s/><text:span text:style-name="MT44">Calculer</text:span> : <text:span text:style-name="MT44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 : additionner et soustraire</text:span><text:span text:style-name="MT46"> </text:span></text:p></draw:text-box></draw:frame><draw:g text:anchor-type="paragraph" draw:z-index="251" draw:name="Shape4_50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252" draw:name="Shape4_52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253" draw:name="Shape4_53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"><draw:frame draw:style-name="Mfr1" draw:name="Frame1102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3"><text:span text:style-name="MT100">calculer</text:span><text:span text:style-name="MT101"> : </text:span><text:span text:style-name="MT100">additionner et soustraire</text:span></text:p></draw:text-box></draw:frame><draw:g text:anchor-type="paragraph" draw:z-index="254" draw:name="Shape4_47" draw:style-name="Mgr1"><draw:path draw:style-name="Mgr7" draw:text-style-name="MP35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3"><text:span text:style-name="MT100">calculer</text:span><text:span text:style-name="MT101"> : </text:span><text:span text:style-name="MT100">additionner et soustraire</text:span></text:p></draw:text-box></draw:frame><draw:g text:anchor-type="paragraph" draw:z-index="255" draw:name="Shape4_261" draw:style-name="Mgr1"><draw:path draw:style-name="Mgr7" draw:text-style-name="MP35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44">Calculer</text:span> : <text:span text:style-name="MT44">Additionner et soustraire</text:span></text:p>
      </style:header>
      <style:header-left>
        <text:p text:style-name="_5f_Header_20_N_20_page_20_paire_20__28_G_29_"><text:s/><text:span text:style-name="MT44">Calculer</text:span> : <text:span text:style-name="MT44">Additionner et soustraire</text:span></text:p>
      </style:header-left>
      <style:footer>
        <text:p text:style-name="MP5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 : additionner et soustraire</text:span><text:span text:style-name="MT46"> </text:span></text:p></draw:text-box></draw:frame><draw:g text:anchor-type="paragraph" draw:z-index="256" draw:name="Shape4_46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257" draw:name="Shape4_48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64"><draw:path text:anchor-type="paragraph" draw:z-index="258" draw:name="Shape1_6" draw:style-name="Mgr10" draw:text-style-name="MP65" svg:width="4.329cm" svg:height="2.238cm" svg:x="-1.5cm" svg:y="-1.001cm" svg:viewBox="0 0 4330 2239" svg:d="M0 2239l3984-288c209-15 363-167 345-342l-170-1609h-4159z"><text:p/></draw:path><draw:line text:anchor-type="paragraph" draw:z-index="259" draw:name="Shape3_10" draw:style-name="Mgr11" draw:text-style-name="MP24" svg:x1="10.308cm" svg:y1="0.388cm" svg:x2="20.496cm" svg:y2="0.36cm"><text:p/></draw:line><text:span text:style-name="MT112">Fractions</text:span><text:span text:style-name="MT113"> : </text:span><text:span text:style-name="MT114">Problèmes</text:span><text:span text:style-name="MT113"> </text:span></text:p>
      </style:header>
      <style:header-left>
        <text:p text:style-name="MP64"><draw:line text:anchor-type="paragraph" draw:z-index="261" draw:name="Shape3_27" draw:style-name="Mgr11" draw:text-style-name="MP24" svg:x1="10.308cm" svg:y1="0.388cm" svg:x2="20.496cm" svg:y2="0.36cm"><text:p/></draw:line><draw:path text:anchor-type="paragraph" draw:z-index="262" draw:name="Shape1_10" draw:style-name="Mgr10" draw:text-style-name="MP65" svg:width="4.329cm" svg:height="2.238cm" svg:x="-1.5cm" svg:y="-1.001cm" svg:viewBox="0 0 4330 2239" svg:d="M0 2239l3984-288c209-15 363-167 345-342l-170-1609h-4159z"><text:p/></draw:path><text:span text:style-name="MT112">Fractions</text:span><text:span text:style-name="MT113"> : </text:span><text:span text:style-name="MT114">Problèmes</text:span><text:span text:style-name="MT113"> </text:span></text:p>
      </style:header-left>
      <style:footer>
        <text:p text:style-name="MP1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260" draw:name="Shape4_43" draw:style-name="Mgr1"><draw:path draw:style-name="Mgr7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15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44">Calculer</text:span> : <text:span text:style-name="MT44">Additionner et soustraire</text:span></text:p>
      </style:header>
      <style:header-left>
        <text:p text:style-name="Header"><text:s/><text:span text:style-name="MT44">Calculer</text:span> : <text:span text:style-name="MT44">Additionner et soustraire</text:span></text:p>
      </style:header-left>
      <style:footer>
        <text:p text:style-name="MP5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 : additionner et soustraire</text:span><text:span text:style-name="MT46"> </text:span></text:p></draw:text-box></draw:frame><draw:g text:anchor-type="paragraph" draw:z-index="266" draw:name="Shape4_41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267" draw:name="Shape4_45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268" draw:name="Shape4_44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67"><draw:line text:anchor-type="paragraph" draw:z-index="269" draw:name="Shape3_9" draw:style-name="Mgr11" draw:text-style-name="MP24" svg:x1="10.37cm" svg:y1="0.365cm" svg:x2="20.496cm" svg:y2="0.36cm"><text:p/></draw:line><draw:path text:anchor-type="paragraph" draw:z-index="270" draw:name="Shape1_4" draw:style-name="Mgr10" draw:text-style-name="MP65" svg:width="4.329cm" svg:height="2.238cm" svg:x="-1.5cm" svg:y="-7.4cm" svg:viewBox="0 0 4330 2239" svg:d="M0 2239l3984-288c209-15 363-167 345-342l-170-1609h-4159z"><text:p/></draw:path><text:span text:style-name="MT116">Fractions</text:span> : <text:span text:style-name="MT116">Opérations</text:span> </text:p>
      </style:header>
      <style:header-left>
        <text:p text:style-name="MP67"><draw:path text:anchor-type="paragraph" draw:z-index="272" draw:name="Shape1_8" draw:style-name="Mgr10" draw:text-style-name="MP65" svg:width="4.329cm" svg:height="2.238cm" svg:x="-1.5cm" svg:y="-7.4cm" svg:viewBox="0 0 4330 2239" svg:d="M0 2239l3984-288c209-15 363-167 345-342l-170-1609h-4159z"><text:p/></draw:path><draw:line text:anchor-type="paragraph" draw:z-index="273" draw:name="Shape3_26" draw:style-name="Mgr11" draw:text-style-name="MP24" svg:x1="10.37cm" svg:y1="0.365cm" svg:x2="20.496cm" svg:y2="0.36cm"><text:p/></draw:line><text:span text:style-name="MT116">Fractions</text:span> : <text:span text:style-name="MT116">Opérations</text:span> </text:p>
      </style:header-left>
      <style:footer>
        <text:p text:style-name="MP1"><draw:frame draw:style-name="Mfr1" draw:name="Frame5111111112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271" draw:name="Shape4_38" draw:style-name="Mgr1"><draw:path draw:style-name="Mgr7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5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44">Calculer</text:span> : <text:span text:style-name="MT44">Additionner et soustraire</text:span></text:p>
      </style:header>
      <style:header-left>
        <text:p text:style-name="Header"><text:s/><text:span text:style-name="MT44">Calculer</text:span> : <text:span text:style-name="MT44">Additionner et soustraire</text:span></text:p>
      </style:header-left>
      <style:footer>
        <text:p text:style-name="MP5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 : additionner et soustraire</text:span><text:span text:style-name="MT46"> </text:span></text:p></draw:text-box></draw:frame><draw:g text:anchor-type="paragraph" draw:z-index="274" draw:name="Shape4_37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275" draw:name="Shape4_39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276" draw:name="Shape4_40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69"><draw:line text:anchor-type="paragraph" draw:z-index="277" draw:name="Shape3_8" draw:style-name="Mgr11" draw:text-style-name="MP24" svg:x1="17.736cm" svg:y1="0.376cm" svg:x2="20.496cm" svg:y2="0.36cm"><text:p/></draw:line><text:span text:style-name="MT117">Fractions</text:span> : <text:span text:style-name="MT117">Fractions, décimaux et comparaison</text:span></text:p>
      </style:header>
      <style:header-left>
        <text:p text:style-name="MP69"><draw:line text:anchor-type="paragraph" draw:z-index="279" draw:name="Shape3_25" draw:style-name="Mgr11" draw:text-style-name="MP24" svg:x1="17.736cm" svg:y1="0.376cm" svg:x2="20.496cm" svg:y2="0.36cm"><text:p/></draw:line><text:span text:style-name="MT117">Fractions</text:span> : <text:span text:style-name="MT117">Fractions, décimaux et comparaison</text:span></text:p>
      </style:header-left>
      <style:footer>
        <text:p text:style-name="MP1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278" draw:name="Shape4_34" draw:style-name="Mgr1"><draw:path draw:style-name="Mgr7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15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44">Calculer</text:span> : <text:span text:style-name="MT44">Additionner et soustraire</text:span></text:p>
      </style:header>
      <style:header-left>
        <text:p text:style-name="Header"><text:s/><text:span text:style-name="MT44">Calculer</text:span> : <text:span text:style-name="MT44">Additionner et soustraire</text:span></text:p>
      </style:header-left>
      <style:footer>
        <text:p text:style-name="MP5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 : additionner et soustraire</text:span><text:span text:style-name="MT46"> </text:span></text:p></draw:text-box></draw:frame><draw:g text:anchor-type="paragraph" draw:z-index="280" draw:name="Shape4_33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281" draw:name="Shape4_35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36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71"><draw:line text:anchor-type="paragraph" draw:z-index="283" draw:name="Shape3_24" draw:style-name="Mgr11" draw:text-style-name="MP24" svg:x1="11.52cm" svg:y1="0.376cm" svg:x2="20.496cm" svg:y2="0.36cm"><text:p/></draw:line><text:span text:style-name="MT118">Fractions</text:span> : <text:span text:style-name="MT118">Droite graduée</text:span></text:p>
      </style:header>
      <style:header-left>
        <text:p text:style-name="MP71"><draw:line text:anchor-type="paragraph" draw:z-index="285" draw:name="Shape3_28" draw:style-name="Mgr11" draw:text-style-name="MP24" svg:x1="11.52cm" svg:y1="0.376cm" svg:x2="20.496cm" svg:y2="0.36cm"><text:p/></draw:line><text:span text:style-name="MT118">Fractions</text:span> : <text:span text:style-name="MT118">Droite graduée</text:span></text:p>
      </style:header-left>
      <style:footer>
        <text:p text:style-name="MP1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284" draw:name="Shape4_30" draw:style-name="Mgr1"><draw:path draw:style-name="Mgr7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115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44">Calculer</text:span> : <text:span text:style-name="MT44">Additionner et soustraire</text:span></text:p>
      </style:header>
      <style:header-left>
        <text:p text:style-name="Header"><text:s/><text:span text:style-name="MT44">Calculer</text:span> : <text:span text:style-name="MT44">Additionner et soustraire</text:span></text:p>
      </style:header-left>
      <style:footer>
        <text:p text:style-name="MP5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 : additionner et soustraire</text:span><text:span text:style-name="MT46"> </text:span></text:p></draw:text-box></draw:frame><draw:g text:anchor-type="paragraph" draw:z-index="286" draw:name="Shape4_29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12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287" draw:name="Shape4_32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288" draw:name="Shape4_31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73"><draw:line text:anchor-type="paragraph" draw:z-index="289" draw:name="Shape3_14" draw:style-name="Mgr11" draw:text-style-name="MP24" svg:x1="12.876cm" svg:y1="0.392cm" svg:x2="20.496cm" svg:y2="0.36cm"><text:p/></draw:line><draw:path text:anchor-type="paragraph" draw:z-index="290" draw:name="Shape1_3" draw:style-name="Mgr10" draw:text-style-name="MP65" svg:width="4.329cm" svg:height="2.238cm" svg:x="-1.8cm" svg:y="-8.982cm" svg:viewBox="0 0 4330 2239" svg:d="M0 2239l3984-288c209-15 363-167 345-342l-170-1609h-4159z"><text:p/></draw:path><text:span text:style-name="MT119">Fractions</text:span> : <text:span text:style-name="MT119">Vocabulaire et sens</text:span></text:p>
      </style:header>
      <style:header-left>
        <text:p text:style-name="MP73"><draw:line text:anchor-type="paragraph" draw:z-index="292" draw:name="Shape3_23" draw:style-name="Mgr11" draw:text-style-name="MP24" svg:x1="12.876cm" svg:y1="0.392cm" svg:x2="20.496cm" svg:y2="0.36cm"><text:p/></draw:line><draw:path text:anchor-type="paragraph" draw:z-index="293" draw:name="Shape1_7" draw:style-name="Mgr10" draw:text-style-name="MP65" svg:width="4.329cm" svg:height="2.238cm" svg:x="-1.8cm" svg:y="-8.982cm" svg:viewBox="0 0 4330 2239" svg:d="M0 2239l3984-288c209-15 363-167 345-342l-170-1609h-4159z"><text:p/></draw:path><text:span text:style-name="MT119">Fractions</text:span> : <text:span text:style-name="MT119">Vocabulaire et sens</text:span></text:p>
      </style:header-left>
      <style:footer>
        <text:p text:style-name="MP1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2"><draw:g text:anchor-type="paragraph" draw:z-index="291" draw:name="Shape4_26" draw:style-name="Mgr1"><draw:path draw:style-name="Mgr7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<text:span text:style-name="MT115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44">Calculer</text:span> : <text:span text:style-name="MT44">Additionner et soustraire</text:span></text:p>
      </style:header>
      <style:header-left>
        <text:p text:style-name="Header"><text:s/><text:span text:style-name="MT44">Calculer</text:span> : <text:span text:style-name="MT44">Additionner et soustraire</text:span></text:p>
      </style:header-left>
      <style:footer>
        <text:p text:style-name="MP5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 : additionner et soustraire</text:span><text:span text:style-name="MT46"> </text:span></text:p></draw:text-box></draw:frame><draw:g text:anchor-type="paragraph" draw:z-index="294" draw:name="Shape4_27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295" draw:name="Shape4_28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296" draw:name="Shape4_0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75"><draw:path text:anchor-type="paragraph" draw:z-index="297" draw:name="Shape1_1" draw:style-name="Mgr10" draw:text-style-name="MP65" svg:width="4.329cm" svg:height="2.238cm" svg:x="-1.8cm" svg:y="-8.982cm" svg:viewBox="0 0 4330 2239" svg:d="M0 2239l3984-288c209-15 363-167 345-342l-170-1609h-4159z"><text:p/></draw:path><draw:line text:anchor-type="paragraph" draw:z-index="298" draw:name="Shape3_13" draw:style-name="Mgr11" draw:text-style-name="MP24" svg:x1="15.337cm" svg:y1="0.36cm" svg:x2="20.496cm" svg:y2="0.36cm"><text:p/></draw:line><text:span text:style-name="MT120">Fractions</text:span> : <text:span text:style-name="MT120">Représentation géométrique</text:span></text:p>
      </style:header>
      <style:header-left>
        <text:p text:style-name="MP75"><draw:line text:anchor-type="paragraph" draw:z-index="299" draw:name="Shape3_21" draw:style-name="Mgr11" draw:text-style-name="MP24" svg:x1="15.337cm" svg:y1="0.36cm" svg:x2="20.496cm" svg:y2="0.36cm"><text:p/></draw:line><draw:path text:anchor-type="paragraph" draw:z-index="300" draw:name="Shape1_13" draw:style-name="Mgr10" draw:text-style-name="MP65" svg:width="4.329cm" svg:height="2.238cm" svg:x="-1.8cm" svg:y="-8.982cm" svg:viewBox="0 0 4330 2239" svg:d="M0 2239l3984-288c209-15 363-167 345-342l-170-1609h-4159z"><text:p/></draw:path><text:span text:style-name="MT120">Fractions</text:span> : <text:span text:style-name="MT120">Représentation géométrique</text:span></text:p>
      </style:header-left>
      <style:footer>
        <text:p text:style-name="MP1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<text:span text:style-name="MT115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44">Calculer</text:span> : <text:span text:style-name="MT44">Additionner et soustraire</text:span></text:p>
      </style:header>
      <style:header-left>
        <text:p text:style-name="Header"><text:s/><text:span text:style-name="MT44">Calculer</text:span> : <text:span text:style-name="MT44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 : additionner et soustraire</text:span><text:span text:style-name="MT46"> </text:span></text:p></draw:text-box></draw:frame><draw:g text:anchor-type="paragraph" draw:z-index="301" draw:name="Shape4_24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302" draw:name="Shape4_25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303" draw:name="Shape4_86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77"><draw:line text:anchor-type="paragraph" draw:z-index="304" draw:name="Shape3_5" draw:style-name="Mgr11" draw:text-style-name="MP24" svg:x1="18.701cm" svg:y1="0.36cm" svg:x2="20.497cm" svg:y2="0.36cm"><text:p/></draw:line><text:span text:style-name="MT121">Nombres entiers et décimaux</text:span> : <text:span text:style-name="MT121">Comparer, encadrer</text:span></text:p>
      </style:header>
      <style:header-left>
        <text:p text:style-name="MP77"><draw:line text:anchor-type="paragraph" draw:z-index="306" draw:name="Shape3_6" draw:style-name="Mgr11" draw:text-style-name="MP24" svg:x1="18.701cm" svg:y1="0.36cm" svg:x2="20.497cm" svg:y2="0.36cm"><text:p/></draw:line><text:span text:style-name="MT121">Nombres entiers et décimaux</text:span> : <text:span text:style-name="MT121">Comparer, encadrer</text:span></text:p>
      </style:header-left>
      <style:footer>
        <text:p text:style-name="MP1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05" draw:name="Shape4_19" draw:style-name="Mgr1"><draw:path draw:style-name="Mgr7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15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44">Calculer</text:span> : <text:span text:style-name="MT44">Additionner et soustraire</text:span></text:p>
      </style:header>
      <style:header-left>
        <text:p text:style-name="Header"><text:s/><text:span text:style-name="MT44">Calculer</text:span> : <text:span text:style-name="MT44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 : additionner et soustraire</text:span><text:span text:style-name="MT46"> </text:span></text:p></draw:text-box></draw:frame><draw:g text:anchor-type="paragraph" draw:z-index="307" draw:name="Shape4_14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1" text:anchor-type="paragraph" svg:y="-0.06cm" draw:z-index="0"><draw:text-box fo:min-height="0.499cm" fo:min-width="3cm"><draw:frame draw:style-name="Mfr2" draw:name="Frame2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308" draw:name="Shape4_21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309" draw:name="Shape4_20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79"><draw:line text:anchor-type="paragraph" draw:z-index="310" draw:name="Shape3_2" draw:style-name="Mgr11" draw:text-style-name="MP24" svg:x1="16.083cm" svg:y1="0.383cm" svg:x2="20.496cm" svg:y2="0.36cm"><text:p/></draw:line>Nombres entiers et décimaux : Numération</text:p>
      </style:header>
      <style:header-left>
        <text:p text:style-name="MP79"><draw:line text:anchor-type="paragraph" draw:z-index="312" draw:name="Shape3_3" draw:style-name="Mgr12" draw:text-style-name="MP24" svg:x1="16.085cm" svg:y1="1.458cm" svg:x2="20.498cm" svg:y2="1.435cm"><text:p/></draw:line>Nombres entiers et décimaux : Numération</text:p>
      </style:header-left>
      <style:footer>
        <text:p text:style-name="MP1"><draw:g text:anchor-type="paragraph" draw:z-index="311" draw:name="Shape4_42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0"><text:span text:style-name="MT115">N</text:span>ombres entiers et décimaux : numération</text:p></draw:text-box></draw:frame></text:p>
      </style:footer>
      <style:footer-left>
        <text:p text:style-name="MP1"><draw:g text:anchor-type="paragraph" draw:z-index="313" draw:name="Shape4_8" draw:style-name="Mgr1"><draw:path draw:style-name="Mgr7" draw:text-style-name="MP35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0"><text:span text:style-name="MT115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44">Calculer</text:span> : <text:span text:style-name="MT44">Additionner et soustraire</text:span></text:p>
      </style:header>
      <style:header-left>
        <text:p text:style-name="Header"><text:s/><text:span text:style-name="MT44">Calculer</text:span> : <text:span text:style-name="MT44">Additionner et soustraire</text:span></text:p>
      </style:header-left>
      <style:footer>
        <text:p text:style-name="MP5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 : additionner et soustraire</text:span><text:span text:style-name="MT46"> </text:span></text:p></draw:text-box></draw:frame><draw:g text:anchor-type="paragraph" draw:z-index="314" draw:name="Shape4_78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315" draw:name="Shape4_110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316" draw:name="Shape4_92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81"><draw:line text:anchor-type="paragraph" draw:z-index="317" draw:name="Shape3_15" draw:style-name="Mgr11" draw:text-style-name="MP24" svg:x1="17.597cm" svg:y1="0.383cm" svg:x2="19.595cm" svg:y2="0.383cm"><text:p/></draw:line><text:span text:style-name="MT113">Nombres entiers et décimaux : </text:span><text:span text:style-name="Character_5f_20_5f_style"><text:span text:style-name="MT122">×</text:span></text:span><text:span text:style-name="MT123"> 10, 100, 1000</text:span></text:p>
      </style:header>
      <style:header-left>
        <text:p text:style-name="MP81"><draw:line text:anchor-type="paragraph" draw:z-index="319" draw:name="Shape3_19" draw:style-name="Mgr11" draw:text-style-name="MP24" svg:x1="17.597cm" svg:y1="0.383cm" svg:x2="19.595cm" svg:y2="0.383cm"><text:p/></draw:line><text:span text:style-name="MT113">Nombres entiers et décimaux : </text:span><text:span text:style-name="Character_5f_20_5f_style"><text:span text:style-name="MT122">×</text:span></text:span><text:span text:style-name="MT123"> 10, 100, 1000</text:span></text:p>
      </style:header-left>
      <style:footer>
        <text:p text:style-name="MP1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318" draw:name="Shape4_15" draw:style-name="Mgr1"><draw:path draw:style-name="Mgr7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<text:span text:style-name="MT100">N</text:span><text:span text:style-name="MT124">ombres entiers et décimaux : </text:span><text:span text:style-name="Character_5f_20_5f_style"><text:span text:style-name="MT122">×</text:span></text:span><text:span text:style-name="MT125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44">Calculer</text:span> : <text:span text:style-name="MT44">Additionner et soustraire</text:span></text:p>
      </style:header>
      <style:header-left>
        <text:p text:style-name="Header"><text:s/><text:span text:style-name="MT44">Calculer</text:span> : <text:span text:style-name="MT44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 : additionner et soustraire</text:span><text:span text:style-name="MT46"> </text:span></text:p></draw:text-box></draw:frame><draw:g text:anchor-type="paragraph" draw:z-index="320" draw:name="Shape4_16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321" draw:name="Shape4_106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322" draw:name="Shape4_17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44">Calculer</text:span> : <text:span text:style-name="MT44">Additionner et soustraire</text:span></text:p>
      </style:header>
      <style:header-left>
        <text:p text:style-name="Header"><text:s/><text:span text:style-name="MT44">Calculer</text:span> : <text:span text:style-name="MT44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 : additionner et soustraire</text:span><text:span text:style-name="MT46"> </text:span></text:p></draw:text-box></draw:frame><draw:g text:anchor-type="paragraph" draw:z-index="323" draw:name="Shape4_10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324" draw:name="Shape4_11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325" draw:name="Shape4_116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81"><draw:line text:anchor-type="paragraph" draw:z-index="326" draw:name="Shape3_22" draw:style-name="Mgr13" draw:text-style-name="MP24" svg:x1="16.575cm" svg:y1="0cm" svg:x2="19.073cm" svg:y2="0cm"><text:p/></draw:line><text:span text:style-name="MT113">Nombres entiers et décimaux : </text:span><text:span text:style-name="MT126">La droite graduée</text:span></text:p>
      </style:header>
      <style:header-left>
        <text:p text:style-name="MP81"><draw:line text:anchor-type="paragraph" draw:z-index="328" draw:name="Shape3_37" draw:style-name="Mgr11" draw:text-style-name="MP24" svg:x1="17.999cm" svg:y1="0.36cm" svg:x2="20.497cm" svg:y2="0.36cm"><text:p/></draw:line><text:span text:style-name="MT113">Nombres entiers et décimaux : </text:span><text:span text:style-name="MT126">La droite graduée</text:span></text:p>
      </style:header-left>
      <style:footer>
        <text:p text:style-name="MP1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327" draw:name="Shape4_9" draw:style-name="Mgr1"><draw:path draw:style-name="Mgr7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<text:span text:style-name="MT100">N</text:span><text:span text:style-name="MT124">ombres entiers et décimaux : </text:span><text:span text:style-name="MT127">la droite graduée</text:span></text:p></draw:text-box></draw:frame></text:p>
      </style:footer>
      <style:footer-left>
        <text:p text:style-name="MP1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2"><draw:g text:anchor-type="paragraph" draw:z-index="329" draw:name="Shape4_13" draw:style-name="Mgr1"><draw:path draw:style-name="Mgr7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<text:span text:style-name="MT100">N</text:span><text:span text:style-name="MT124">ombres entiers et décimaux : </text:span><text:span text:style-name="MT127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44">Calculer</text:span> : <text:span text:style-name="MT44">Additionner et soustraire</text:span></text:p>
      </style:header>
      <style:header-left>
        <text:p text:style-name="Header"><text:s/><text:span text:style-name="MT44">Calculer</text:span> : <text:span text:style-name="MT44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 : additionner et soustraire</text:span><text:span text:style-name="MT46"> </text:span></text:p></draw:text-box></draw:frame><draw:g text:anchor-type="paragraph" draw:z-index="223" draw:name="Shape4_66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224" draw:name="Shape4_76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225" draw:name="Shape4_77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98">Calculer : </text:span><text:span text:style-name="MT128">Priorités opératoires</text:span><text:span text:style-name="MT98"> </text:span></text:p>
      </style:header>
      <style:header-left>
        <text:p text:style-name="_5f_Header_20_N_20_page_20_impaire_20__28_D_29_"><text:span text:style-name="MT98">Calculer : </text:span><text:span text:style-name="MT128">Priorités opératoires</text:span><text:span text:style-name="MT98"> </text:span></text:p>
      </style:header-left>
      <style:footer>
        <text:p text:style-name="MP1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231" draw:name="Shape4_67" draw:style-name="Mgr1"><draw:path draw:style-name="Mgr7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100">calculer</text:span><text:span text:style-name="MT101"> : </text:span><text:span text:style-name="MT129">priorités opératoires</text:span></text:p></draw:text-box></draw:frame></text:p>
      </style:footer>
      <style:footer-left>
        <text:p text:style-name="MP1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8"><text:span text:style-name="MT100">calculer</text:span><text:span text:style-name="MT101"> : </text:span><text:span text:style-name="MT129">priorités opératoires</text:span></text:p></draw:text-box></draw:frame><draw:g text:anchor-type="paragraph" draw:z-index="232" draw:name="Shape4_69" draw:style-name="Mgr1"><draw:path draw:style-name="Mgr7" draw:text-style-name="MP35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130">P</text:span>roportionnalité </text:p>
      </style:header>
      <style:header-left>
        <text:p text:style-name="_5f_Header_20_D_20_page_20_paire_20__28_G_29_"><text:span text:style-name="MT80"><text:tab/>Proportionnalité et pourcentage</text:span><text:span text:style-name="MT81"> </text:span>: <text:span text:style-name="MT80">proportionnalité</text:span> </text:p>
      </style:header-left>
      <style:footer>
        <text:p text:style-name="MP1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3"><draw:g text:anchor-type="paragraph" draw:z-index="203" draw:name="Shape4_73" draw:style-name="Mgr1"><draw:path draw:style-name="Mgr8" draw:text-style-name="MP53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204" draw:name="Shape4_88" draw:style-name="Mgr1"><draw:path draw:style-name="Mgr8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80">Proportionnalité et pourcentages</text:span><text:span text:style-name="MT81"> </text:span>: <text:span text:style-name="MT80">proportionnalité</text:span> </text:p>
        <text:p text:style-name="MP48"/>
      </style:header>
      <style:header-left>
        <text:p text:style-name="Header"><text:span text:style-name="MT80">Proportionnalité et pourcentages</text:span><text:span text:style-name="MT81"> </text:span>: <text:span text:style-name="MT80">proportionnalité</text:span> </text:p>
        <text:p text:style-name="MP48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Proportionnalité et pourcentages : proportionalité</text:p></draw:text-box></draw:frame><draw:g text:anchor-type="paragraph" draw:z-index="205" draw:name="Shape4_2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: </text:p></draw:text-box></draw:frame><draw:g text:anchor-type="paragraph" draw:z-index="206" draw:name="Shape4_25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44">Calculer</text:span> : <text:span text:style-name="MT44">Additionner et soustraire</text:span></text:p>
      </style:header>
      <style:header-left>
        <text:p text:style-name="Header"><text:s/><text:span text:style-name="MT44">Calculer</text:span> : <text:span text:style-name="MT44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 : additionner et soustraire</text:span><text:span text:style-name="MT46"> </text:span></text:p></draw:text-box></draw:frame><draw:g text:anchor-type="paragraph" draw:z-index="207" draw:name="Shape4_71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208" draw:name="Shape4_104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209" draw:name="Shape4_105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10" draw:name="Shape3_4" draw:style-name="Mgr9" draw:text-style-name="MP24" svg:x1="12.104cm" svg:y1="0.392cm" svg:x2="20.497cm" svg:y2="0.36cm"><text:p/></draw:line><text:span text:style-name="MT75">Périmètre</text:span> : <text:span text:style-name="MT131">Coder et calculer</text:span></text:p>
      </style:header>
      <style:header-left>
        <text:p text:style-name="_5f_Header_20_M_20_page_20_impaire_20__28_D_29_"><draw:line text:anchor-type="paragraph" draw:z-index="212" draw:name="Shape3_18" draw:style-name="Mgr9" draw:text-style-name="MP24" svg:x1="12.104cm" svg:y1="0.392cm" svg:x2="20.497cm" svg:y2="0.36cm"><text:p/></draw:line><text:span text:style-name="MT75">Périmètre</text:span> : <text:span text:style-name="MT131">Coder et calculer</text:span></text:p>
      </style:header-left>
      <style:footer>
        <text:p text:style-name="MP1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211" draw:name="Shape4_103" draw:style-name="Mgr1"><draw:path draw:style-name="Mgr6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73">Périmètre : </text:span><text:span text:style-name="MT132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53">Conversions d’unités : longueurs</text:span></text:p>
      </style:header>
      <style:header-left>
        <text:p text:style-name="_5f_Header_20_N_20_page_20_impaire_20__28_D_29_"><text:s/><text:span text:style-name="MT53">Conversions d’unités : longueurs</text:span></text:p>
      </style:header-left>
      <style:footer>
        <text:p text:style-name="MP5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50">Conversions d’unités : longueurs</text:span><text:span text:style-name="MT46"> </text:span></text:p></draw:text-box></draw:frame><draw:g text:anchor-type="paragraph" draw:z-index="169" draw:name="Shape4_84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170" draw:name="Shape4_124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171" draw:name="Shape4_125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5">Conversions d’unités : longueurs</text:p></draw:text-box></draw:frame><draw:g text:anchor-type="paragraph" draw:z-index="172" draw:name="Shape4_127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173" draw:name="Shape4_133" draw:style-name="Mgr1"><draw:path draw:style-name="Mgr7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Conversions d’unités : longueurs</text:p></draw:text-box></draw:frame><draw:g text:anchor-type="paragraph" draw:z-index="174" draw:name="Shape4_177" draw:style-name="Mgr1"><draw:path draw:style-name="Mgr7" draw:text-style-name="MP35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87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8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5" draw:name="Shape4_145" draw:style-name="Mgr1"><draw:path draw:style-name="Mgr7" draw:text-style-name="MP35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50">Conversions d’unités : </text:span><text:span text:style-name="MT133">Volume</text:span><text:span text:style-name="MT46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44">Calculer</text:span> : <text:span text:style-name="MT44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 : additionner et soustraire</text:span><text:span text:style-name="MT46"> </text:span></text:p></draw:text-box></draw:frame><draw:g text:anchor-type="paragraph" draw:z-index="72" draw:name="Shape4_162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73" draw:name="Shape4_163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74" draw:name="Shape4_164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9"><text:span text:style-name="MT43"><text:s text:c="15"/>A</text:span>ires : Aire par comptage</text:p>
      </style:header>
      <style:footer>
        <text:p text:style-name="MP1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75" draw:name="Shape4_165" draw:style-name="Mgr1"><draw:path draw:style-name="Mgr6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134">Aires</text:span><text:span text:style-name="MT73"> <text:s/>: </text:span><text:span text:style-name="MT134">aire par comptage</text:span></text:p></draw:text-box></draw:frame></text:p>
      </style:footer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105">Géométrie plane</text:span> : <text:span text:style-name="MT135">D</text:span><text:span text:style-name="MT105">roites, </text:span><text:span text:style-name="MT136">demi-droites </text:span><text:span text:style-name="MT137">&amp; </text:span><text:span text:style-name="MT136">segments</text:span></text:p>
      </style:header>
      <style:footer>
        <text:p text:style-name="MP5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2"><draw:g text:anchor-type="paragraph" draw:z-index="76" draw:name="Shape4_19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1"><text:span text:style-name="MT16">Géométrie plane : </text:span><text:span text:style-name="MT3">droites, </text:span><text:span text:style-name="MT138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77" draw:name="Shape4_19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Géométrie plane : droites, </text:span><text:span text:style-name="MT138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16"><text:span text:style-name="MT7">S</text:span><text:span text:style-name="MT20">olides</text:span> : <text:span text:style-name="MT7">Vocabulaire, nature</text:span></text:p>
      </style:header>
      <style:footer>
        <text:p text:style-name="MP5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solides : Vocabulaire, NatuRE</text:p></draw:text-box></draw:frame><draw:g text:anchor-type="paragraph" draw:z-index="78" draw:name="Shape4_19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solides : Vocabulaire, NatuRE</text:p></draw:text-box></draw:frame><draw:g text:anchor-type="paragraph" draw:z-index="79" draw:name="Shape4_19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39">Volumes : </text:span><text:span text:style-name="MT140">Calculs et conversions</text:span></text:p>
      </style:header>
      <style:header-left>
        <text:p text:style-name="_5f_Header_20_M_20_page_20_paire_20__28_G_29_"><text:span text:style-name="MT139">Volumes : </text:span><text:span text:style-name="MT140">Calculs et conversions</text:span></text:p>
      </style:header-left>
      <style:footer>
        <text:list xml:id="list2925545979" text:style-name="_5f_Numérotation_20_des_20_exercices">
          <text:list-item>
            <text:list>
              <text:list-item>
                <text:p text:style-name="MP92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3"><text:s/><text:span text:style-name="MT141">Volumes : </text:span><text:span text:style-name="MT142">Calculs et conversions</text:span> </text:p></draw:text-box></draw:frame><draw:g text:anchor-type="paragraph" draw:z-index="80" draw:name="Shape4_174" draw:style-name="Mgr1"><draw:path draw:style-name="Mgr6" draw:text-style-name="MP32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90016520341144" text:continue-numbering="true" text:style-name="_5f_Numérotation_20_des_20_exercices">
          <text:list-item>
            <text:list>
              <text:list-item>
                <text:p text:style-name="MP92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3"><text:s/><text:span text:style-name="MT141">Volumes : </text:span><text:span text:style-name="MT142">Calculs et conversions</text:span> </text:p></draw:text-box></draw:frame><draw:g text:anchor-type="paragraph" draw:z-index="81" draw:name="Shape4_175" draw:style-name="Mgr1"><draw:path draw:style-name="Mgr6" draw:text-style-name="MP32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94"><draw:path text:anchor-type="paragraph" draw:z-index="82" draw:name="Shape5_3" draw:style-name="Mgr14" draw:text-style-name="MP95" svg:width="4.329cm" svg:height="2.24cm" svg:x="-1.499cm" svg:y="-1cm" svg:viewBox="0 0 4330 2241" svg:d="M0 2241l3984-288c209-15 363-168 345-342l-170-1611h-4159z"><text:p/></draw:path><draw:frame text:anchor-type="paragraph" draw:z-index="83" draw:name="Shape6_3" draw:style-name="Mgr4" draw:text-style-name="MP25" svg:width="2.703cm" svg:height="0.715cm" draw:transform="rotate (0.0872664625997165) translate (-0.172861111111111cm 0.218722222222222cm)"><draw:text-box><text:p text:style-name="MP24"><text:span text:style-name="MT37">Série 1</text:span></text:p></draw:text-box></draw:frame><draw:line text:anchor-type="paragraph" draw:z-index="84" draw:name="Shape7_6" draw:style-name="Mgr9" draw:text-style-name="MP24" svg:x1="9.042cm" svg:y1="0.36cm" svg:x2="20.461cm" svg:y2="0.36cm"><text:p/></draw:line>T<text:span text:style-name="MT143">itre de la série</text:span></text:p>
      </style:header>
      <style:header-left>
        <text:p text:style-name="MP94"><draw:path text:anchor-type="paragraph" draw:z-index="86" draw:name="Shape5_4" draw:style-name="Mgr14" draw:text-style-name="MP95" svg:width="4.329cm" svg:height="2.24cm" svg:x="-1.499cm" svg:y="-1cm" svg:viewBox="0 0 4330 2241" svg:d="M0 2241l3984-288c209-15 363-168 345-342l-170-1611h-4159z"><text:p/></draw:path><draw:frame text:anchor-type="paragraph" draw:z-index="87" draw:name="Shape6_4" draw:style-name="Mgr4" draw:text-style-name="MP25" svg:width="2.703cm" svg:height="0.715cm" draw:transform="rotate (0.0872664625997165) translate (-0.172861111111111cm 0.218722222222222cm)"><draw:text-box><text:p text:style-name="MP24"><text:span text:style-name="MT37">Série 1</text:span></text:p></draw:text-box></draw:frame><draw:line text:anchor-type="paragraph" draw:z-index="88" draw:name="Shape7_3" draw:style-name="Mgr9" draw:text-style-name="MP24" svg:x1="9.042cm" svg:y1="0.36cm" svg:x2="20.461cm" svg:y2="0.36cm"><text:p/></draw:line>T<text:span text:style-name="MT143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85" draw:name="Shape8_4" draw:style-name="Mgr1"><draw:path draw:style-name="Mgr6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44">Angles</text:span> • <text:span text:style-name="MT144">M1</text:span></text:p></draw:text-box></draw:frame></text:p>
      </style:footer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96"><text:span text:style-name="MT43"><text:s text:c="15"/>A</text:span>ires : Aires de disques</text:p>
      </style:header>
      <style:footer>
        <text:p text:style-name="MP1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89" draw:name="Shape4_173" draw:style-name="Mgr1"><draw:path draw:style-name="Mgr6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44">Calculer</text:span> : <text:span text:style-name="MT44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 : additionner et soustraire</text:span><text:span text:style-name="MT46"> </text:span></text:p></draw:text-box></draw:frame><draw:g text:anchor-type="paragraph" draw:z-index="90" draw:name="Shape4_170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91" draw:name="Shape4_171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92" draw:name="Shape4_172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44">Calculer</text:span> : <text:span text:style-name="MT44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 : additionner et soustraire</text:span><text:span text:style-name="MT46"> </text:span></text:p></draw:text-box></draw:frame><draw:g text:anchor-type="paragraph" draw:z-index="93" draw:name="Shape4_166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94" draw:name="Shape4_167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95" draw:name="Shape4_168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98"><text:span text:style-name="MT75"><text:s text:c="15"/>A</text:span><text:span text:style-name="MT145">ires : Problèmes d’aires</text:span></text:p>
      </style:header>
      <style:footer>
        <text:p text:style-name="MP1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96" draw:name="Shape4_169" draw:style-name="Mgr1"><draw:path draw:style-name="Mgr6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Aires : Problèmes d’Air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44">Calculer</text:span> : <text:span text:style-name="MT44">Additionner et soustraire</text:span></text:p>
      </style:header>
      <style:footer>
        <text:p text:style-name="MP5"><draw:frame draw:style-name="Mfr1" draw:name="Frame51111111121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 : additionner et soustraire</text:span><text:span text:style-name="MT46"> </text:span></text:p></draw:text-box></draw:frame><draw:g text:anchor-type="paragraph" draw:z-index="97" draw:name="Shape4_181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98" draw:name="Shape4_182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99" draw:name="Shape4_183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100"><text:span text:style-name="MT43"><text:s text:c="15"/>A</text:span>ires : Aires de triangles</text:p>
      </style:header>
      <style:footer>
        <text:p text:style-name="MP1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00" draw:name="Shape4_178" draw:style-name="Mgr1"><draw:path draw:style-name="Mgr6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Aires : aires de triangles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94"><draw:line text:anchor-type="paragraph" draw:z-index="101" draw:name="Shape7_8" draw:style-name="Mgr9" draw:text-style-name="MP24" svg:x1="9.042cm" svg:y1="0.36cm" svg:x2="20.461cm" svg:y2="0.36cm"><text:p/></draw:line><draw:path text:anchor-type="paragraph" draw:z-index="102" draw:name="Shape5_1" draw:style-name="Mgr14" draw:text-style-name="MP95" svg:width="4.329cm" svg:height="2.24cm" svg:x="-1.499cm" svg:y="-1cm" svg:viewBox="0 0 4330 2241" svg:d="M0 2241l3984-288c209-15 363-168 345-342l-170-1611h-4159z"><text:p/></draw:path><draw:frame text:anchor-type="paragraph" draw:z-index="103" draw:name="Shape6_2" draw:style-name="Mgr4" draw:text-style-name="MP25" svg:width="2.703cm" svg:height="0.715cm" draw:transform="rotate (0.0872664625997165) translate (-0.172861111111111cm 0.218722222222222cm)"><draw:text-box><text:p text:style-name="MP24"><text:span text:style-name="MT37">Série 1</text:span></text:p></draw:text-box></draw:frame>T<text:span text:style-name="MT143">itre de la série</text:span></text:p>
      </style:header>
      <style:header-left>
        <text:p text:style-name="MP94"><draw:line text:anchor-type="paragraph" draw:z-index="105" draw:name="Shape7_9" draw:style-name="Mgr9" draw:text-style-name="MP24" svg:x1="9.042cm" svg:y1="0.36cm" svg:x2="20.461cm" svg:y2="0.36cm"><text:p/></draw:line><draw:path text:anchor-type="paragraph" draw:z-index="106" draw:name="Shape5_2" draw:style-name="Mgr14" draw:text-style-name="MP95" svg:width="4.329cm" svg:height="2.24cm" svg:x="-1.499cm" svg:y="-1cm" svg:viewBox="0 0 4330 2241" svg:d="M0 2241l3984-288c209-15 363-168 345-342l-170-1611h-4159z"><text:p/></draw:path><draw:frame text:anchor-type="paragraph" draw:z-index="107" draw:name="Shape6_5" draw:style-name="Mgr4" draw:text-style-name="MP25" svg:width="2.703cm" svg:height="0.715cm" draw:transform="rotate (0.0872664625997165) translate (-0.172861111111111cm 0.218722222222222cm)"><draw:text-box><text:p text:style-name="MP24"><text:span text:style-name="MT37">Série 1</text:span></text:p></draw:text-box></draw:frame>T<text:span text:style-name="MT143">itre de la série</text:span></text:p>
      </style:header-left>
      <style:footer>
        <text:p text:style-name="MP5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04" draw:name="Shape8_5" draw:style-name="Mgr1"><draw:path draw:style-name="Mgr6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44">Angles</text:span> • <text:span text:style-name="MT144">M1</text:span></text:p></draw:text-box></draw:frame></text:p>
      </style:footer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102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08" draw:name="Shape4_179" draw:style-name="Mgr1"><draw:path draw:style-name="Mgr6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/><text:span text:style-name="MT141">Volumes : Volume par comptage</text:span> </text:p></draw:text-box></draw:frame></text:p>
      </style:footer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103"><draw:line text:anchor-type="paragraph" draw:z-index="343" draw:name="Shape3_33" draw:style-name="Mgr3" draw:text-style-name="MP24" svg:x1="15.12cm" svg:y1="0.36cm" svg:x2="20.496cm" svg:y2="0.36cm"><text:p/></draw:line><text:s/><text:span text:style-name="MT146">Angles</text:span> : <text:span text:style-name="MT147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 : additionner et soustraire</text:span><text:span text:style-name="MT46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148">Angles</text:span><text:span text:style-name="MT46"> : </text:span><text:span text:style-name="MT148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44" draw:name="Shape3_7" draw:style-name="Mgr3" draw:text-style-name="MP24" svg:x1="15.12cm" svg:y1="0.36cm" svg:x2="20.496cm" svg:y2="0.36cm"><text:p/></draw:line><text:s/><text:span text:style-name="MT149">Angles : </text:span>Angles : <text:span text:style-name="MT147">Comprendre la notion d’angle</text:span></text:p>
      </style:header>
      <style:header-left>
        <text:p text:style-name="MP104"><draw:line text:anchor-type="paragraph" draw:z-index="345" draw:name="Shape3_29" draw:style-name="Mgr3" draw:text-style-name="MP24" svg:x1="15.12cm" svg:y1="0.36cm" svg:x2="20.496cm" svg:y2="0.36cm"><text:p/></draw:line>Angles : <text:span text:style-name="MT147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5"><text:span text:style-name="MT150">Angles : </text:span><text:span text:style-name="MT151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150">Angles : </text:span><text:span text:style-name="MT152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5"><text:span text:style-name="MT150">Angles : </text:span><text:span text:style-name="MT153">Comprendre la notion d’angle</text:span></text:p></draw:text-box></draw:frame></text:h>
      </style:footer-left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44">Calculer</text:span> : <text:span text:style-name="MT44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 : additionner et soustraire</text:span><text:span text:style-name="MT46"> </text:span></text:p></draw:text-box></draw:frame><draw:g text:anchor-type="paragraph" draw:z-index="339" draw:name="Shape4_184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340" draw:name="Shape4_186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341" draw:name="Shape4_185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42" draw:name="Shape3_35" draw:style-name="Mgr3" draw:text-style-name="MP24" svg:x1="11.344cm" svg:y1="0.358cm" svg:x2="20.497cm" svg:y2="0.36cm"><text:p/></draw:line><text:span text:style-name="MT154">Angles </text:span>: Nommer un angle</text:p>
      </style:header>
      <style:footer>
        <text:p text:style-name="MP1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6">Angles : NOMMER UN ANGLE </text:p></draw:text-box></draw:frame></text:p>
      </style:footer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44">Calculer</text:span> : <text:span text:style-name="MT44">Additionner et soustraire</text:span></text:p>
      </style:header>
      <style:header-left>
        <text:p text:style-name="_5f_Header_20_G_20_page_20_paire_20__28_G_29_"><draw:line text:anchor-type="paragraph" draw:z-index="338" draw:name="Shape3_30" draw:style-name="Mgr3" draw:text-style-name="MP24" svg:x1="11.435cm" svg:y1="0.388cm" svg:x2="20.496cm" svg:y2="0.36cm"><text:p/></draw:line><text:span text:style-name="MT155">Angles</text:span> : <text:span text:style-name="MT155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 : additionner et soustraire</text:span><text:span text:style-name="MT46"> </text:span></text:p></draw:text-box></draw:frame><draw:g text:anchor-type="paragraph" draw:z-index="337" draw:name="Shape4_176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156">Angles </text:span><text:span text:style-name="MT46">: </text:span><text:span text:style-name="MT156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5" draw:name="Shape3_31" draw:style-name="Mgr3" draw:text-style-name="MP24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6" draw:name="Shape3_32" draw:style-name="Mgr3" draw:text-style-name="MP24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5"><text:span text:style-name="MT150">Angles : </text:span><text:span text:style-name="MT151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5"><text:span text:style-name="MT150">Angles : </text:span><text:span text:style-name="MT157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5"><text:span text:style-name="MT150">Angles : </text:span><text:span text:style-name="MT15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44">Calculer</text:span> : <text:span text:style-name="MT44">Additionner et soustraire</text:span></text:p>
      </style:header>
      <style:header-left>
        <text:p text:style-name="Header"><text:s/><text:span text:style-name="MT44">Calculer</text:span> : <text:span text:style-name="MT44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 : additionner et soustraire</text:span><text:span text:style-name="MT46"> </text:span></text:p></draw:text-box></draw:frame><draw:g text:anchor-type="paragraph" draw:z-index="332" draw:name="Shape4_180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333" draw:name="Shape4_188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334" draw:name="Shape4_187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0" draw:name="Shape3_34" draw:style-name="Mgr3" draw:text-style-name="MP24" svg:x1="15.448cm" svg:y1="0.365cm" svg:x2="20.496cm" svg:y2="0.36cm"><text:p/></draw:line><text:span text:style-name="MT158">Angles</text:span><text:span text:style-name="MT159"> : </text:span><text:span text:style-name="MT160">Calculer des mesures d’angle</text:span></text:p>
      </style:header>
      <style:header-left>
        <text:p text:style-name="_5f_Header_20_G_20_page_20_paire_20__28_G_29_"><draw:line text:anchor-type="paragraph" draw:z-index="331" draw:name="Shape3_36" draw:style-name="Mgr3" draw:text-style-name="MP24" svg:x1="15.448cm" svg:y1="0.365cm" svg:x2="20.496cm" svg:y2="0.36cm"><text:p/></draw:line><text:span text:style-name="MT158">Angles : </text:span><text:span text:style-name="MT160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5"><text:span text:style-name="MT150">Angles : </text:span><text:span text:style-name="MT15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5"><text:span text:style-name="MT150">Angles : </text:span><text:span text:style-name="MT161">Calculer des </text:span><text:span text:style-name="MT157">Mesure</text:span><text:span text:style-name="MT161">s</text:span><text:span text:style-name="MT157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5"><text:span text:style-name="MT150">Angles : </text:span><text:span text:style-name="MT162">Calculer des mesures d’angle</text:span></text:p></draw:text-box></draw:frame></text:h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2">R</text:span>epères du plan : Se repérer</text:p>
      </style:header>
      <style:header-left>
        <text:p text:style-name="_5f_Header_20_G_20_page_20_paire_20__28_G_29_"><text:span text:style-name="MT2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7">Repères du plan : Se repérer</text:p></draw:text-box></draw:frame><draw:g text:anchor-type="paragraph" draw:z-index="109" draw:name="Shape4_11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Repères du plan : se repérer</text:p></draw:text-box></draw:frame><draw:g text:anchor-type="paragraph" draw:z-index="110" draw:name="Shape4_18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54"><text:span text:style-name="MT92">Repères du plan : Se repérer</text:span> </text:p>
      </style:header>
      <style:footer>
        <text:p text:style-name="MP1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11" draw:name="Shape4_19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2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12" draw:name="Shape4_19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2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63">R</text:span><text:span text:style-name="MT164">epères du plan : Se </text:span><text:span text:style-name="MT165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6">Repères du plan : Se </text:span><text:span text:style-name="MT166">déplacer</text:span></text:p></draw:text-box></draw:frame><draw:g text:anchor-type="paragraph" draw:z-index="113" draw:name="Shape4_192" draw:style-name="Mgr1"><draw:path draw:style-name="Mgr2" draw:text-style-name="MP3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8"><text:span text:style-name="MT46">Repères du plan : se </text:span><text:span text:style-name="MT166">déplacer</text:span></text:p></draw:text-box></draw:frame><draw:g text:anchor-type="paragraph" draw:z-index="114" draw:name="Shape4_19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54"><text:span text:style-name="MT92">Repères du plan : Se repérer</text:span> </text:p>
      </style:header>
      <style:footer>
        <text:p text:style-name="MP1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15" draw:name="Shape4_19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2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16" draw:name="Shape4_19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2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16"><text:span text:style-name="MT7">S</text:span><text:span text:style-name="MT20">olides</text:span> : <text:span text:style-name="MT7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solides : Vocabulaire, NatuRE</text:p></draw:text-box></draw:frame><draw:g text:anchor-type="paragraph" draw:z-index="117" draw:name="Shape4_20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solides : Vocabulaire, NatuRE</text:p></draw:text-box></draw:frame><draw:g text:anchor-type="paragraph" draw:z-index="118" draw:name="Shape4_201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105">Géométrie plane</text:span> : <text:span text:style-name="MT105">Points, droites </text:span><text:span text:style-name="MT167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119" draw:name="Shape4_20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9">Géométrie plane : points, droites <text:span text:style-name="MT168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120" draw:name="Shape4_20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Géométrie plane : points, droites <text:span text:style-name="MT168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16"><text:span text:style-name="MT7">S</text:span><text:span text:style-name="MT20">olides</text:span> : <text:span text:style-name="MT7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solides : Vocabulaire, NatuRE</text:p></draw:text-box></draw:frame><draw:g text:anchor-type="paragraph" draw:z-index="121" draw:name="Shape4_1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solides : Vocabulaire, NatuRE</text:p></draw:text-box></draw:frame><draw:g text:anchor-type="paragraph" draw:z-index="122" draw:name="Shape4_15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105">Géométrie plane</text:span> : <text:span text:style-name="MT169">Milieu, alignement, </text:span><text:span text:style-name="MT170">appartenance</text:span></text:p>
      </style:header>
      <style:footer>
        <text:p text:style-name="MP1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123" draw:name="Shape4_15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1"><text:span text:style-name="MT16">Géométrie plane : </text:span><text:span text:style-name="MT171">milieu, Alignement, </text:span><text:span text:style-name="MT172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124" draw:name="Shape4_15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Géométrie plane : </text:span><text:span text:style-name="MT171">milieu, alignement, </text:span><text:span text:style-name="MT172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10">Géométrie plane : </text:span><text:span text:style-name="MT11">parallèles, perpendiculaires, </text:span><text:span text:style-name="MT2">distances</text:span></text:p></draw:text-box></draw:frame><draw:g text:anchor-type="paragraph" draw:z-index="125" draw:name="Shape4_20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10">Géométrie plane : </text:span><text:span text:style-name="MT11">parallèles, perpendiculaires, </text:span><text:span text:style-name="MT2">distances</text:span></text:p></draw:text-box></draw:frame><draw:g text:anchor-type="paragraph" draw:z-index="126" draw:name="Shape4_15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105">Géométrie plane</text:span> : <text:span text:style-name="MT11">P</text:span><text:span text:style-name="MT106">arallèles, perpendiculaires,<text:line-break/> </text:span><text:span text:style-name="MT13">distances</text:span></text:p>
      </style:header>
      <style:footer>
        <text:p text:style-name="MP1"><draw:frame draw:style-name="Mfr1" draw:name="Frame209" text:anchor-type="paragraph" svg:y="-0.06cm" draw:z-index="0"><draw:text-box fo:min-height="0.499cm" fo:min-width="7.096cm"><draw:frame draw:style-name="Mfr2" draw:name="Frame21011" text:anchor-type="frame" svg:x="0.45cm" svg:y="0.079cm" svg:width="0.817cm" draw:z-index="0"><draw:text-box fo:min-height="0.355cm"><text:p text:style-name="MP2"><draw:g text:anchor-type="paragraph" draw:z-index="127" draw:name="Shape4_20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">Géométrie plane : </text:span><text:span text:style-name="MT4">Parallèles, perpendiculaires, </text:span><text:span text:style-name="MT5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3">Géométrie plane : </text:span><text:span text:style-name="MT4">parallèles, perpendiculaires, </text:span><text:span text:style-name="MT5">distances</text:span></text:p></draw:text-box></draw:frame><draw:g text:anchor-type="paragraph" draw:z-index="128" draw:name="Shape4_206" draw:style-name="Mgr1"><draw:path draw:style-name="Mgr2" draw:text-style-name="MP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111"><text:span text:style-name="MT173">Géométrie plane</text:span><text:span text:style-name="MT174"> : </text:span><text:span text:style-name="MT175">Vocabulaire</text:span></text:p>
      </style:header>
      <style:header-left>
        <text:p text:style-name="MP111"><text:span text:style-name="MT173">Géométrie plane</text:span><text:span text:style-name="MT174"> : </text:span><text:span text:style-name="MT175">Vocabulaire</text:span></text:p>
      </style:header-left>
      <style:footer>
        <text:p text:style-name="MP5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3">Géométrie plane : </text:span><text:span text:style-name="MT176">vocabulaire</text:span></text:p></draw:text-box></draw:frame><draw:g text:anchor-type="paragraph" draw:z-index="129" draw:name="Shape4_20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3">Géométrie plane : </text:span><text:span text:style-name="MT176">vocabulaire</text:span></text:p></draw:text-box></draw:frame><draw:g text:anchor-type="paragraph" draw:z-index="130" draw:name="Shape4_21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105">Géométrie plane, </text:span><text:span text:style-name="MT177">partie 1</text:span> : <text:span text:style-name="MT178">coder</text:span></text:p>
      </style:header>
      <style:footer>
        <text:p text:style-name="MP1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1"><text:span text:style-name="MT16">Géométrie plane, </text:span><text:span text:style-name="MT179">partie 1</text:span><text:span text:style-name="MT16"> : </text:span><text:span text:style-name="MT180">coder</text:span></text:p></draw:text-box></draw:frame><draw:g text:anchor-type="paragraph" draw:z-index="131" draw:name="Shape4_211" draw:style-name="Mgr1"><draw:path draw:style-name="Mgr2" draw:text-style-name="MP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3">Géométrie plane, </text:span><text:span text:style-name="MT179">partie 1</text:span><text:span text:style-name="MT3"> : </text:span><text:span text:style-name="MT180">coder</text:span></text:p></draw:text-box></draw:frame><draw:g text:anchor-type="paragraph" draw:z-index="132" draw:name="Shape4_212" draw:style-name="Mgr1"><draw:path draw:style-name="Mgr2" draw:text-style-name="MP3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111"><text:span text:style-name="MT173">Géométrie plane</text:span><text:span text:style-name="MT174"> : </text:span><text:span text:style-name="MT175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3">Géométrie plane : </text:span><text:span text:style-name="MT176">vocabulaire</text:span></text:p></draw:text-box></draw:frame><draw:g text:anchor-type="paragraph" draw:z-index="133" draw:name="Shape4_21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3">Géométrie plane : </text:span><text:span text:style-name="MT176">vocabulaire</text:span></text:p></draw:text-box></draw:frame><draw:g text:anchor-type="paragraph" draw:z-index="134" draw:name="Shape4_21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105">Géométrie plane, </text:span><text:span text:style-name="MT177">partie 1</text:span> : <text:span text:style-name="MT181">Assembler et décomposer</text:span></text:p>
      </style:header>
      <style:footer>
        <text:p text:style-name="MP1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1"><text:span text:style-name="MT16">Géométrie plane, </text:span><text:span text:style-name="MT179">partie 1</text:span><text:span text:style-name="MT16"> : </text:span><text:span text:style-name="MT182">assembler et décomposer</text:span></text:p></draw:text-box></draw:frame><draw:g text:anchor-type="paragraph" draw:z-index="135" draw:name="Shape4_216" draw:style-name="Mgr1"><draw:path draw:style-name="Mgr2" draw:text-style-name="MP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2"><draw:g text:anchor-type="paragraph" draw:z-index="136" draw:name="Shape4_21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Géométrie plane, </text:span><text:span text:style-name="MT179">partie 1</text:span><text:span text:style-name="MT3"> : </text:span><text:span text:style-name="MT182">assembler et décomposer</text:span></text:p></draw:text-box></draw:frame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112"><draw:line text:anchor-type="paragraph" draw:z-index="263" draw:name="Shape3_39" draw:style-name="Mgr11" draw:text-style-name="MP24" svg:x1="10.308cm" svg:y1="0.388cm" svg:x2="20.496cm" svg:y2="0.36cm"><text:p/></draw:line><draw:path text:anchor-type="paragraph" draw:z-index="264" draw:name="Shape1_12" draw:style-name="Mgr10" draw:text-style-name="MP65" svg:width="4.329cm" svg:height="2.238cm" svg:x="-1.5cm" svg:y="-1.001cm" svg:viewBox="0 0 4330 2239" svg:d="M0 2239l3984-288c209-15 363-167 345-342l-170-1609h-4159z"><text:p/></draw:path><text:span text:style-name="MT112">Fractions</text:span><text:span text:style-name="MT113"> : </text:span><text:span text:style-name="MT114">Problèmes</text:span><text:span text:style-name="MT113"> </text:span></text:p>
      </style:header>
      <style:footer>
        <text:p text:style-name="MP1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2"><draw:g text:anchor-type="paragraph" draw:z-index="265" draw:name="Shape4_258" draw:style-name="Mgr1"><draw:path draw:style-name="Mgr7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15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44">Calculer</text:span> : <text:span text:style-name="MT44">Additionner et soustraire</text:span></text:p>
      </style:header>
      <style:footer>
        <text:p text:style-name="MP5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 : additionner et soustraire</text:span><text:span text:style-name="MT46"> </text:span></text:p></draw:text-box></draw:frame><draw:g text:anchor-type="paragraph" draw:z-index="233" draw:name="Shape4_85" draw:style-name="Mgr1"><draw:path draw:style-name="Mgr7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45">Calculer</text:span><text:span text:style-name="MT46"> : </text:span><text:span text:style-name="MT45">additionner et soustraire</text:span></text:p></draw:text-box></draw:frame><draw:g text:anchor-type="paragraph" draw:z-index="234" draw:name="Shape4_260" draw:style-name="Mgr1"><draw:path draw:style-name="Mgr7" draw:text-style-name="MP35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87" draw:style-name="Mgr1"><draw:path draw:style-name="Mgr8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9" draw:name="Shape3_1" draw:style-name="Mgr15" draw:text-style-name="MP24" svg:x1="10.893cm" svg:y1="0.403cm" svg:x2="20.503cm" svg:y2="0.327cm"><text:p/></draw:line><draw:path text:anchor-type="char" draw:z-index="10" draw:name="Shape1_2" draw:style-name="Mgr16" draw:text-style-name="MP113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3" draw:name="Shape1_9" draw:style-name="Mgr16" draw:text-style-name="MP113" svg:width="4.329cm" svg:height="2.24cm" svg:x="-1.499cm" svg:y="-0.991cm" svg:viewBox="0 0 4330 2241" svg:d="M0 2241l3984-288c209-15 363-168 345-342l-170-1611h-4159z"><text:p/></draw:path>Résoudre des problèmes<draw:line text:anchor-type="char" draw:z-index="12" draw:name="Shape3_38" draw:style-name="Mgr15" draw:text-style-name="MP24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2"><draw:g text:anchor-type="paragraph" draw:z-index="11" draw:name="Shape4_56" draw:style-name="Mgr1"><draw:path draw:style-name="Mgr17" draw:text-style-name="MP1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97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6">Résoudre des problèmes</text:p></draw:text-box></draw:frame><draw:g text:anchor-type="paragraph" draw:z-index="14" draw:name="Shape4_264" draw:style-name="Mgr1"><draw:path draw:style-name="Mgr17" draw:text-style-name="MP114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3DT2H44M39S</meta:editing-duration>
    <meta:editing-cycles>318</meta:editing-cycles>
    <meta:generator>LibreOffice/7.1.1.2$Windows_X86_64 LibreOffice_project/fe0b08f4af1bacafe4c7ecc87ce55bb426164676</meta:generator>
    <dc:date>2021-07-20T09:00:13.581000000</dc:date>
    <meta:document-statistic meta:table-count="0" meta:image-count="0" meta:object-count="0" meta:page-count="1" meta:paragraph-count="746" meta:word-count="2796" meta:character-count="18317" meta:non-whitespace-character-count="15880"/>
    <meta:template xlink:type="simple" xlink:actuate="onRequest" xlink:title="lycee_v3" xlink:href="../../fichiers%20définitifs/Modele_cahier.ott" meta:date="2021-07-09T13:45:32.011278978"/>
  </office:meta>
</office:document-meta>
</file>